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5.14pt"/>
    </style:style>
    <style:style style:name="co3" style:family="table-column">
      <style:table-column-properties fo:break-before="auto" style:column-width="85.66pt"/>
    </style:style>
    <style:style style:name="co4" style:family="table-column">
      <style:table-column-properties fo:break-before="auto" style:column-width="141.25pt"/>
    </style:style>
    <style:style style:name="co5" style:family="table-column">
      <style:table-column-properties fo:break-before="auto" style:column-width="91.05pt"/>
    </style:style>
    <style:style style:name="co6" style:family="table-column">
      <style:table-column-properties fo:break-before="auto" style:column-width="175.21pt"/>
    </style:style>
    <style:style style:name="co7" style:family="table-column">
      <style:table-column-properties fo:break-before="auto" style:column-width="134.31pt"/>
    </style:style>
    <style:style style:name="co8" style:family="table-column">
      <style:table-column-properties fo:break-before="auto" style:column-width="149.75pt"/>
    </style:style>
    <style:style style:name="co9" style:family="table-column">
      <style:table-column-properties fo:break-before="auto" style:column-width="118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  <style:style style:name="ce2" style:family="table-cell" style:parent-style-name="Default" style:data-style-name="N124"/>
    <style:style style:name="ce3" style:family="table-cell" style:parent-style-name="Default" style:data-style-name="N123"/>
    <style:style style:name="ce7" style:family="table-cell" style:parent-style-name="Default" style:data-style-name="N126"/>
    <style:style style:name="ce10" style:family="table-cell" style:parent-style-name="Default">
      <style:table-cell-properties fo:background-color="#fff200"/>
      <style:text-properties fo:color="#ce181e"/>
    </style:style>
    <style:style style:name="ce11" style:family="table-cell" style:parent-style-name="Default">
      <style:text-properties fo:color="#ce181e"/>
    </style:style>
    <style:style style:name="ce9" style:family="table-cell" style:parent-style-name="Default" style:data-style-name="N0"/>
  </office:automatic-styles>
  <office:body>
    <office:spreadsheet>
      <table:calculation-settings table:automatic-find-labels="false"/>
      <table:table table:name="forward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n5</text:p>
          </table:table-cell>
          <table:table-cell office:value-type="string" calcext:value-type="string">
            <text:p>n6</text:p>
          </table:table-cell>
          <table:table-cell office:value-type="string" calcext:value-type="string">
            <text:p>n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4"/>
          <table:table-cell table:formula="of:=[.C3]*[.C6]+[.D3]*[.D6]+[.E3]" office:value-type="float" office:value="0.7" calcext:value-type="float">
            <text:p>0.7</text:p>
          </table:table-cell>
          <table:table-cell table:formula="of:=[.C4]*[.C6]+[.D4]*[.D6]+[.E4]" office:value-type="float" office:value="1.1" calcext:value-type="float">
            <text:p>1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=f(z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1/(1+EXP(-[.F7]))" office:value-type="float" office:value="0.668187772168166" calcext:value-type="float">
            <text:p>0.668187772168166</text:p>
          </table:table-cell>
          <table:table-cell table:formula="of:=1/(1+EXP(-[.G7]))" office:value-type="float" office:value="0.750260105595118" calcext:value-type="float">
            <text:p>0.75026010559511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7"/>
          <table:table-cell table:formula="of:=[.F8]*[.F3]+[.G8]*[.G3]+[.H3]" office:value-type="float" office:value="1.02644702662988" calcext:value-type="float">
            <text:p>1.02644702662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7"/>
          <table:table-cell table:style-name="ce1" table:formula="of:=1/(1+EXP(-[.I9]))" office:value-type="float" office:value="0.736226498257402" calcext:value-type="float">
            <text:p>0.73622649825740200000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output</text:p>
          </table:table-cell>
          <table:table-cell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formula="of:=[.C15]*[.C18]+[.D15]*[.D18]+[.E15]*[.E18]+[.F15]*[.F18]+[.G15]*[.G18]" office:value-type="float" office:value="3.4" calcext:value-type="float">
            <text:p>3.4</text:p>
          </table:table-cell>
          <table:table-cell table:formula="of:=[.C16]*[.C18]+[.D16]*[.D18]+[.E16]*[.E18]+[.F16]*[.F18]+[.G16]*[.G18]" office:value-type="float" office:value="2.7" calcext:value-type="float">
            <text:p>2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1/(1+EXP(-[.H19]))" office:value-type="float" office:value="0.96770453530155" calcext:value-type="float">
            <text:p>0.96770453530155</text:p>
          </table:table-cell>
          <table:table-cell table:formula="of:=1/(1+EXP(-[.I19]))" office:value-type="float" office:value="0.937026643943003" calcext:value-type="float">
            <text:p>0.93702664394300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9"/>
          <table:table-cell table:formula="of:=[.H15]*[.H20]+[.I15]*[.I20]+[.J15]" office:value-type="float" office:value="1.35833941056" calcext:value-type="float">
            <text:p>1.35833941056</text:p>
          </table:table-cell>
          <table:table-cell table:formula="of:=[.H20]*[.H16]+[.I20]*[.I16]+[.J20]*[.J16]" office:value-type="float" office:value="1.33363534013917" calcext:value-type="float">
            <text:p>1.33363534013917</text:p>
          </table:table-cell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9"/>
          <table:table-cell table:formula="of:=1/(1+EXP(-[.K21]))" office:value-type="float" office:value="0.795489675867213" calcext:value-type="float">
            <text:p>0.795489675867213</text:p>
          </table:table-cell>
          <table:table-cell table:formula="of:=1/(1+EXP(-[.L21]))" office:value-type="float" office:value="0.791441326894792" calcext:value-type="float">
            <text:p>0.791441326894792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output</text:p>
          </table:table-cell>
          <table:table-cell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formula="of:=[.C30]*[.C33]+[.D30]*[.D33]+[.E30]*[.E33]+[.F30]*[.F33]+[.G30]*[.G33]" office:value-type="float" office:value="3.4" calcext:value-type="float">
            <text:p>3.4</text:p>
          </table:table-cell>
          <table:table-cell table:formula="of:=[.C31]*[.C33]+[.D31]*[.D33]+[.E31]*[.E33]+[.F31]*[.F33]+[.G31]*[.G33]" office:value-type="float" office:value="2.7" calcext:value-type="float">
            <text:p>2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TANH([.H34])" office:value-type="float" office:value="0.997774927934279" calcext:value-type="float">
            <text:p>0.997774927934279</text:p>
          </table:table-cell>
          <table:table-cell table:formula="of:=TANH([.I34])" office:value-type="float" office:value="0.991007453678118" calcext:value-type="float">
            <text:p>0.9910074536781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9"/>
          <table:table-cell table:formula="of:=[.H30]*[.H35]+[.I30]*[.I35]+[.J30]" office:value-type="float" office:value="1.39619892587647" calcext:value-type="float">
            <text:p>1.39619892587647</text:p>
          </table:table-cell>
          <table:table-cell table:formula="of:=[.H35]*[.H31]+[.I35]*[.I31]+[.J31]" office:value-type="float" office:value="1.39123918669059" calcext:value-type="float">
            <text:p>1.39123918669059</text:p>
          </table:table-cell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9"/>
          <table:table-cell table:formula="of:=TANH([.K36])" office:value-type="float" office:value="0.884527266372134" calcext:value-type="float">
            <text:p>0.884527266372134</text:p>
          </table:table-cell>
          <table:table-cell table:formula="of:=TANH([.L36])" office:value-type="float" office:value="0.883443223178355" calcext:value-type="float">
            <text:p>0.883443223178355</text:p>
          </table:table-cell>
        </table:table-row>
        <table:table-row table:style-name="ro1" table:number-rows-repeated="13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n5</text:p>
          </table:table-cell>
          <table:table-cell office:value-type="string" calcext:value-type="string">
            <text:p>n6</text:p>
          </table:table-cell>
          <table:table-cell office:value-type="string" calcext:value-type="string">
            <text:p>n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4"/>
          <table:table-cell table:formula="of:=[.C52]*[.C55]+[.D52]*[.D55]+[.E52]" office:value-type="float" office:value="0.7" calcext:value-type="float">
            <text:p>0.7</text:p>
          </table:table-cell>
          <table:table-cell table:formula="of:=[.C53]*[.C55]+[.D53]*[.D55]+[.E53]" office:value-type="float" office:value="1.1" calcext:value-type="float">
            <text:p>1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=f(z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1/(1+EXP(-[.F56]))" office:value-type="float" office:value="0.668187772168166" calcext:value-type="float">
            <text:p>0.668187772168166</text:p>
          </table:table-cell>
          <table:table-cell table:formula="of:=1/(1+EXP(-[.G56]))" office:value-type="float" office:value="0.750260105595118" calcext:value-type="float">
            <text:p>0.75026010559511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7"/>
          <table:table-cell table:formula="of:=[.F57]*[.F52]+[.G57]*[.G52]+[.H52]" office:value-type="float" office:value="1.02644702662988" calcext:value-type="float">
            <text:p>1.02644702662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7"/>
          <table:table-cell table:style-name="ce1" table:formula="of:=1/(1+EXP(-[.I58]))" office:value-type="float" office:value="0.736226498257402" calcext:value-type="float">
            <text:p>0.73622649825740200000</text:p>
          </table:table-cell>
          <table:table-cell table:number-columns-repeated="3"/>
        </table:table-row>
      </table:table>
      <table:table table:name="backward" table:style-name="ta1">
        <table:table-column table:style-name="co3" table:default-cell-style-name="Default"/>
        <table:table-column table:style-name="co1" table:default-cell-style-name="Default"/>
        <table:table-column table:style-name="co4" table:number-columns-repeated="6" table:default-cell-style-name="Default"/>
        <table:table-column table:style-name="co1" table:number-columns-repeated="4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n5</text:p>
          </table:table-cell>
          <table:table-cell office:value-type="string" calcext:value-type="string">
            <text:p>n6</text:p>
          </table:table-cell>
          <table:table-cell office:value-type="string" calcext:value-type="string">
            <text:p>n7</text:p>
          </table:table-cell>
          <table:table-cell office:value-type="string" calcext:value-type="string">
            <text:p>n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4"/>
          <table:table-cell table:formula="of:=[.C3]*[.C6]+[.D3]*[.D6]+[.E3]" office:value-type="float" office:value="0.7" calcext:value-type="float">
            <text:p>0.7</text:p>
          </table:table-cell>
          <table:table-cell table:formula="of:=[.C4]*[.C6]+[.D4]*[.D6]+[.E4]" office:value-type="float" office:value="1.1" calcext:value-type="float">
            <text:p>1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=f(z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1/(1+EXP(-[.F7]))" office:value-type="float" office:value="0.668187772168166" calcext:value-type="float">
            <text:p>0.668187772168166</text:p>
          </table:table-cell>
          <table:table-cell table:formula="of:=1/(1+EXP(-[.G7]))" office:value-type="float" office:value="0.750260105595118" calcext:value-type="float">
            <text:p>0.75026010559511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7"/>
          <table:table-cell table:formula="of:=[.F8]*[.F3]+[.G8]*[.G3]+[.H3]" office:value-type="float" office:value="1.02644702662988" calcext:value-type="float">
            <text:p>1.02644702662988</text:p>
          </table:table-cell>
          <table:table-cell/>
          <table:table-cell office:value-type="string" calcext:value-type="string">
            <text:p>output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7"/>
          <table:table-cell table:style-name="ce3" table:formula="of:=1/(1+EXP(-[.I9]))" office:value-type="float" office:value="0.736226498257402" calcext:value-type="float">
            <text:p>0.7362265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F8]" office:value-type="float" office:value="0.668187772168166" calcext:value-type="float">
            <text:p>0.668187772168166</text:p>
          </table:table-cell>
          <table:table-cell table:formula="of:=[.G8]" office:value-type="float" office:value="0.750260105595118" calcext:value-type="float">
            <text:p>0.750260105595118</text:p>
          </table:table-cell>
          <table:table-cell office:value-type="float" office:value="1" calcext:value-type="float">
            <text:p>1</text:p>
          </table:table-cell>
          <table:table-cell table:style-name="ce3" table:formula="of:=[.I10]" office:value-type="float" office:value="0.736226498257402" calcext:value-type="float">
            <text:p>0.73622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4"/>
          <table:table-cell table:formula="of:=[.F7]" office:value-type="float" office:value="0.7" calcext:value-type="float">
            <text:p>0.7</text:p>
          </table:table-cell>
          <table:table-cell table:formula="of:=[.G7]" office:value-type="float" office:value="1.1" calcext:value-type="float">
            <text:p>1.1</text:p>
          </table:table-cell>
          <table:table-cell/>
          <table:table-cell table:formula="of:=[.I9]" office:value-type="float" office:value="1.02644702662988" calcext:value-type="float">
            <text:p>1.02644702662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4"/>
          <table:table-cell table:formula="of:=(EXP(-[.F14]) / ((1+EXP(-[.F14]))*(1+EXP(-[.F14])))  ) *[.I15]*[.F3]" office:value-type="float" office:value="0.00915386790930696" calcext:value-type="float">
            <text:p>0.009153867909307</text:p>
          </table:table-cell>
          <table:table-cell table:formula="of:=(EXP(-[.G14]) / ((1+EXP(-[.G14]))*(1+EXP(-[.G14])))  ) *[.I15]*[.G3]" office:value-type="float" office:value="0.00257864913613336" calcext:value-type="float">
            <text:p>0.002578649136133</text:p>
          </table:table-cell>
          <table:table-cell/>
          <table:table-cell table:formula="of:=(EXP(-[.I14]) / ((1+EXP(-[.I14]))*(1+EXP(-[.I14])))  ) * ([.I13]-[.L9])" office:value-type="float" office:value="0.045874487090464" calcext:value-type="float">
            <text:p>0.045874487090464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grad</text:p>
          </table:table-cell>
          <table:table-cell/>
          <table:table-cell table:formula="of:=[.C13]*[.F15]" office:value-type="float" office:value="0.00915386790930696" calcext:value-type="float">
            <text:p>0.009153867909307</text:p>
          </table:table-cell>
          <table:table-cell table:formula="of:=[.D13]*[.F15]" office:value-type="float" office:value="0.0183077358186139" calcext:value-type="float">
            <text:p>0.018307735818614</text:p>
          </table:table-cell>
          <table:table-cell table:formula="of:=[.E13]*[.F15]" office:value-type="float" office:value="0.00915386790930696" calcext:value-type="float">
            <text:p>0.009153867909307</text:p>
          </table:table-cell>
          <table:table-cell table:formula="of:=[.F13]*[.I15]" office:value-type="float" office:value="0.0306527713283344" calcext:value-type="float">
            <text:p>0.030652771328334</text:p>
          </table:table-cell>
          <table:table-cell table:formula="of:=[.G13]*[.I15]" office:value-type="float" office:value="0.0344177975286133" calcext:value-type="float">
            <text:p>0.034417797528613</text:p>
          </table:table-cell>
          <table:table-cell table:formula="of:=[.H13]*[.I15]" office:value-type="float" office:value="0.045874487090464" calcext:value-type="float">
            <text:p>0.045874487090464</text:p>
          </table:table-cell>
          <table:table-cell table:number-columns-repeated="2"/>
          <table:table-cell office:value-type="string" calcext:value-type="string">
            <text:p>eta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number-columns-repeated="2"/>
          <table:table-cell table:formula="of:=[.C13]*[.G15]" office:value-type="float" office:value="0.00257864913613336" calcext:value-type="float">
            <text:p>0.002578649136133</text:p>
          </table:table-cell>
          <table:table-cell table:formula="of:=[.D13]*[.G15]" office:value-type="float" office:value="0.00515729827226671" calcext:value-type="float">
            <text:p>0.005157298272267</text:p>
          </table:table-cell>
          <table:table-cell table:formula="of:=[.E13]*[.G15]" office:value-type="float" office:value="0.00257864913613336" calcext:value-type="float">
            <text:p>0.002578649136133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elta w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update delta w</text:p>
          </table:table-cell>
          <table:table-cell/>
          <table:table-cell table:formula="of:=-[.$L$16]*[.C16]+[.$L$15]*[.C19]" office:value-type="float" office:value="-0.00228846697732674" calcext:value-type="float">
            <text:p>-0.002288466977327</text:p>
          </table:table-cell>
          <table:table-cell table:formula="of:=-[.$L$16]*[.D16]+[.$L$15]*[.D19]" office:value-type="float" office:value="-0.00457693395465348" calcext:value-type="float">
            <text:p>-0.004576933954653</text:p>
          </table:table-cell>
          <table:table-cell table:formula="of:=-[.$L$16]*[.E16]+[.$L$15]*[.E19]" office:value-type="float" office:value="-0.00228846697732674" calcext:value-type="float">
            <text:p>-0.002288466977327</text:p>
          </table:table-cell>
          <table:table-cell table:formula="of:=-[.$L$16]*[.F16]+[.$L$15]*[.F19]" office:value-type="float" office:value="-0.0076631928320836" calcext:value-type="float">
            <text:p>-0.007663192832084</text:p>
          </table:table-cell>
          <table:table-cell table:formula="of:=-[.$L$16]*[.G16]+[.$L$15]*[.G19]" office:value-type="float" office:value="-0.00860444938215334" calcext:value-type="float">
            <text:p>-0.008604449382153</text:p>
          </table:table-cell>
          <table:table-cell table:formula="of:=-[.$L$16]*[.H16]+[.$L$15]*[.H19]" office:value-type="float" office:value="-0.011468621772616" calcext:value-type="float">
            <text:p>-0.011468621772616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-[.$L$16]*[.C17]+[.$L$15]*[.C20]" office:value-type="float" office:value="-0.000644662284033339" calcext:value-type="float">
            <text:p>-0.000644662284033</text:p>
          </table:table-cell>
          <table:table-cell table:formula="of:=-[.$L$16]*[.D17]+[.$L$15]*[.D20]" office:value-type="float" office:value="-0.00128932456806668" calcext:value-type="float">
            <text:p>-0.001289324568067</text:p>
          </table:table-cell>
          <table:table-cell table:formula="of:=-[.$L$16]*[.E17]+[.$L$15]*[.E20]" office:value-type="float" office:value="-0.000644662284033339" calcext:value-type="float">
            <text:p>-0.000644662284033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update w</text:p>
          </table:table-cell>
          <table:table-cell/>
          <table:table-cell table:style-name="ce2" table:formula="of:=[.C3]+[.C24]" office:value-type="float" office:value="0.497711533022673" calcext:value-type="float">
            <text:p>0.49771153302267300</text:p>
          </table:table-cell>
          <table:table-cell table:style-name="ce2" table:formula="of:=[.D3]+[.D24]" office:value-type="float" office:value="-0.00457693395465348" calcext:value-type="float">
            <text:p>-0.00457693395465348</text:p>
          </table:table-cell>
          <table:table-cell table:style-name="ce2" table:formula="of:=[.E3]+[.E24]" office:value-type="float" office:value="0.197711533022673" calcext:value-type="float">
            <text:p>0.19771153302267300</text:p>
          </table:table-cell>
          <table:table-cell table:style-name="ce2" table:formula="of:=[.F3]+[.F24]" office:value-type="float" office:value="0.892336807167916" calcext:value-type="float">
            <text:p>0.89233680716791600</text:p>
          </table:table-cell>
          <table:table-cell table:style-name="ce2" table:formula="of:=[.G3]+[.G24]" office:value-type="float" office:value="0.291395550617847" calcext:value-type="float">
            <text:p>0.29139555061784700</text:p>
          </table:table-cell>
          <table:table-cell table:style-name="ce2" table:formula="of:=[.H3]+[.H24]" office:value-type="float" office:value="0.188531378227384" calcext:value-type="float">
            <text:p>0.188531378227384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table:formula="of:=[.C4]+[.C25]" office:value-type="float" office:value="0.199355337715967" calcext:value-type="float">
            <text:p>0.19935533771596700</text:p>
          </table:table-cell>
          <table:table-cell table:style-name="ce2" table:formula="of:=[.D4]+[.D25]" office:value-type="float" office:value="0.0987106754319333" calcext:value-type="float">
            <text:p>0.09871067543193330</text:p>
          </table:table-cell>
          <table:table-cell table:style-name="ce2" table:formula="of:=[.E4]+[.E25]" office:value-type="float" office:value="0.699355337715967" calcext:value-type="float">
            <text:p>0.69935533771596700</text:p>
          </table:table-cell>
          <table:table-cell table:style-name="ce2" table:number-columns-repeated="3"/>
          <table:table-cell table:number-columns-repeated="4"/>
        </table:table-row>
      </table:table>
      <table:table table:name="RNN_feedforward_2nd" table:style-name="ta1"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212" calcext:value-type="float">
            <text:p>212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table:number-columns-repeated="2" office:value-type="string" calcext:value-type="string">
            <text:p>outpu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style-name="ce7" table:formula="of:=[.C4]*[.C7]+[.D4]*[.D7]+[.E4]*[.E7]+[.F4]*[.F7]+[.G4]*[.G7]" office:value-type="float" office:value="2.7" calcext:value-type="float">
            <text:p>2.7000</text:p>
          </table:table-cell>
          <table:table-cell table:formula="of:=[.C5]*[.C7]+[.D5]*[.D7]+[.E5]*[.E7]+[.F5]*[.F7]+[.G5]*[.G7]" office:value-type="float" office:value="3.8" calcext:value-type="float">
            <text:p>3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1/(1+EXP(-[.H8]))" office:value-type="float" office:value="0.937026643943003" calcext:value-type="float">
            <text:p>0.937026643943003</text:p>
          </table:table-cell>
          <table:table-cell table:formula="of:=1/(1+EXP(-[.I8]))" office:value-type="float" office:value="0.978118729063869" calcext:value-type="float">
            <text:p>0.9781187290638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9"/>
          <table:table-cell table:style-name="ce1"/>
          <table:table-cell table:number-columns-repeated="2"/>
        </table:table-row>
        <table:table-row table:style-name="ro1" table:number-rows-repeated="6">
          <table:table-cell table:number-columns-repeated="13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out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style-name="ce7" table:formula="of:=[.C18]*[.C21]+[.D18]*[.D21]+[.E18]*[.E21]+[.F18]*[.F21]+[.G18]*[.G21]" office:value-type="float" office:value="3.4" calcext:value-type="float">
            <text:p>3.4000</text:p>
          </table:table-cell>
          <table:table-cell table:formula="of:=[.C21]*[.C19]+[.D21]*[.D19]+[.E21]*[.E19]+[.F21]*[.F19]+[.G21]*[.G19]" office:value-type="float" office:value="2.7" calcext:value-type="float">
            <text:p>2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1/(1+EXP(-[.H22]))" office:value-type="float" office:value="0.96770453530155" calcext:value-type="float">
            <text:p>0.96770453530155</text:p>
          </table:table-cell>
          <table:table-cell table:formula="of:=1/(1+EXP(-[.I22]))" office:value-type="float" office:value="0.937026643943003" calcext:value-type="float">
            <text:p>0.93702664394300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9"/>
          <table:table-cell table:formula="of:=[.H23]*[.H18]+[.I23]*[.I18]+[.J23]*[.J18]" office:value-type="float" office:value="1.6646367461657" calcext:value-type="float">
            <text:p>1.6646367461657</text:p>
          </table:table-cell>
          <table:table-cell table:formula="of:=[.H23]*[.H19]+[.I19]*[.I23]+[.J23]*[.J19]" office:value-type="float" office:value="1.0874053287886" calcext:value-type="float">
            <text:p>1.0874053287886</text:p>
          </table:table-cell>
          <table:table-cell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9"/>
          <table:table-cell table:style-name="ce1" table:formula="of:=1/(1+EXP(-[.K24]))" office:value-type="float" office:value="0.840859449552033" calcext:value-type="float">
            <text:p>0.84085944955203300000</text:p>
          </table:table-cell>
          <table:table-cell table:formula="of:=1/(1+EXP(-[.L24]))" office:value-type="float" office:value="0.74789281328782" calcext:value-type="float">
            <text:p>0.74789281328782</text:p>
          </table:table-cell>
          <table:table-cell/>
        </table:table-row>
        <table:table-row table:style-name="ro1" table:number-rows-repeated="34">
          <table:table-cell table:number-columns-repeated="13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out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style-name="ce7" table:formula="of:=[.C60]*[.C63]+[.D60]*[.D63]+[.E60]*[.E63]+[.F60]*[.F63]+[.G60]*[.G63]" office:value-type="float" office:value="3.4" calcext:value-type="float">
            <text:p>3.4000</text:p>
          </table:table-cell>
          <table:table-cell table:formula="of:=[.C63]*[.C61]+[.D63]*[.D61]+[.E63]*[.E61]+[.F63]*[.F61]+[.G63]*[.G61]" office:value-type="float" office:value="2.8" calcext:value-type="float">
            <text:p>2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TANH([.H64])" office:value-type="float" office:value="0.997774927934279" calcext:value-type="float">
            <text:p>0.997774927934279</text:p>
          </table:table-cell>
          <table:table-cell table:formula="of:=TANH([.I64])" office:value-type="float" office:value="0.992631520201128" calcext:value-type="float">
            <text:p>0.99263152020112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9"/>
          <table:table-cell table:formula="of:=[.H65]*[.H60]+[.I65]*[.I60]+[.J65]*[.J60]" office:value-type="float" office:value="1.09852630404023" calcext:value-type="float">
            <text:p>1.09852630404023</text:p>
          </table:table-cell>
          <table:table-cell table:formula="of:=[.H65]*[.H61]+[.I61]*[.I65]+[.J65]*[.J61]" office:value-type="float" office:value="1.69461955693422" calcext:value-type="float">
            <text:p>1.69461955693422</text:p>
          </table:table-cell>
          <table:table-cell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9"/>
          <table:table-cell table:style-name="ce1" table:formula="of:=TANH([.K66])" office:value-type="float" office:value="0.799969043404605" calcext:value-type="float">
            <text:p>0.79996904340460500000</text:p>
          </table:table-cell>
          <table:table-cell table:formula="of:=TANH([.L66])" office:value-type="float" office:value="0.934733066362687" calcext:value-type="float">
            <text:p>0.934733066362687</text:p>
          </table:table-cell>
          <table:table-cell/>
        </table:table-row>
        <table:table-row table:style-name="ro1" table:number-rows-repeated="4">
          <table:table-cell table:number-columns-repeated="13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i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style-name="ce7" table:formula="of:=[.C72]*[.C75]+[.D72]*[.D75]+[.E72]*[.E75]+[.F72]*[.F75]+[.G72]*[.G75]" office:value-type="float" office:value="2.8" calcext:value-type="float">
            <text:p>2.8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1/(1+EXP(-[.H76]))" office:value-type="float" office:value="0.942675824101131" calcext:value-type="float">
            <text:p>0.94267582410113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8"/>
          <table:table-cell table:formula="of:=[.H77]*[.H72]+[.I77]*[.I72]" office:value-type="float" office:value="0.294267582410113" calcext:value-type="float">
            <text:p>0.2942675824101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8"/>
          <table:table-cell table:formula="of:=1/(1+EXP(-[.J78]))" office:value-type="float" office:value="0.573040585270667" calcext:value-type="float">
            <text:p>0.573040585270667</text:p>
          </table:table-cell>
          <table:table-cell table:style-name="ce1" office:value-type="float" office:value="1" calcext:value-type="float">
            <text:p>1.00000000000000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10"/>
          <table:table-cell table:formula="of:=[.J79]*[.J72]+[.K79]*[.K72]" office:value-type="float" office:value="0.601128409689467" calcext:value-type="float">
            <text:p>0.601128409689467</text:p>
          </table:table-cell>
          <table:table-cell table:formula="of:=[.J79]*[.J73]+[.K73]*[.K79]" office:value-type="float" office:value="1.2157365267436" calcext:value-type="float">
            <text:p>1.2157365267436</text:p>
          </table:table-cell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10"/>
          <table:table-cell table:formula="of:=1/(1+EXP(-[.L80]))" office:value-type="float" office:value="0.645914426127551" calcext:value-type="float">
            <text:p>0.645914426127551</text:p>
          </table:table-cell>
          <table:table-cell table:formula="of:=1/(1+EXP(-[.M80]))" office:value-type="float" office:value="0.771312387165297" calcext:value-type="float">
            <text:p>0.771312387165297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c_new</text:p>
          </table:table-cell>
          <table:table-cell office:value-type="string" calcext:value-type="string">
            <text:p>tanh(c_new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SMMM naujas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formula="of:=1/(1+EXP(-[.J10]))" office:value-type="float" office:value="0.5" calcext:value-type="float">
            <text:p>0.5</text:p>
          </table:table-cell>
          <table:table-cell table:formula="of:=1/(1+EXP(-[.K10]))" office:value-type="float" office:value="0.5" calcext:value-type="float">
            <text:p>0.5</text:p>
          </table:table-cell>
          <table:table-cell table:style-name="ce1" table:formula="of:=[.C86]*[.B86]+[.C87]*[.C88]" office:value-type="float" office:value="0.922661529495863" calcext:value-type="float">
            <text:p>0.92266152949586300000</text:p>
          </table:table-cell>
          <table:table-cell table:formula="of:=TANH([.E86])" office:value-type="float" office:value="0.727154081596714" calcext:value-type="float">
            <text:p>0.727154081596714</text:p>
          </table:table-cell>
          <table:table-cell table:formula="of:=EXP([.F86]*[.C89])" office:value-type="float" office:value="1.59948117545678" calcext:value-type="float">
            <text:p>1.59948117545678</text:p>
          </table:table-cell>
          <table:table-cell table:formula="of:=[.G86]/[.G91]" office:value-type="float" office:value="0.484260142907965" calcext:value-type="float">
            <text:p>0.48426014290796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table:formula="of:=1/(1+EXP(-[.K24]))" office:value-type="float" office:value="0.840859449552033" calcext:value-type="float">
            <text:p>0.840859449552033</text:p>
          </table:table-cell>
          <table:table-cell table:formula="of:=1/(1+EXP(-[.L24]))" office:value-type="float" office:value="0.74789281328782" calcext:value-type="float">
            <text:p>0.74789281328782</text:p>
          </table:table-cell>
          <table:table-cell table:formula="of:=[.B87]*[.D86]+[.D87]*[.D88]" office:value-type="float" office:value="0.84908014267514" calcext:value-type="float">
            <text:p>0.84908014267514</text:p>
          </table:table-cell>
          <table:table-cell table:formula="of:=TANH([.E87])" office:value-type="float" office:value="0.690588609680756" calcext:value-type="float">
            <text:p>0.690588609680756</text:p>
          </table:table-cell>
          <table:table-cell table:formula="of:=EXP([.F87]*[.D89])" office:value-type="float" office:value="1.70345671625562" calcext:value-type="float">
            <text:p>1.70345671625562</text:p>
          </table:table-cell>
          <table:table-cell table:formula="of:=[.G87]/[.G91]" office:value-type="float" office:value="0.515739857092035" calcext:value-type="float">
            <text:p>0.515739857092035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TANH([.K66])" office:value-type="float" office:value="0.799969043404605" calcext:value-type="float">
            <text:p>0.799969043404605</text:p>
          </table:table-cell>
          <table:table-cell table:formula="of:=TANH([.L66])" office:value-type="float" office:value="0.934733066362687" calcext:value-type="float">
            <text:p>0.934733066362687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1/(1+EXP(-[.L80]))" office:value-type="float" office:value="0.645914426127551" calcext:value-type="float">
            <text:p>0.645914426127551</text:p>
          </table:table-cell>
          <table:table-cell table:formula="of:=1/(1+EXP(-[.M80]))" office:value-type="float" office:value="0.771312387165297" calcext:value-type="float">
            <text:p>0.771312387165297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table:formula="of:=SUM([.G86:.G87])" office:value-type="float" office:value="3.30293789171239" calcext:value-type="float">
            <text:p>3.30293789171239</text:p>
          </table:table-cell>
          <table:table-cell table:number-columns-repeated="6"/>
        </table:table-row>
        <table:table-row table:style-name="ro1" table:number-rows-repeated="42">
          <table:table-cell table:number-columns-repeated="13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table:number-columns-repeated="2" office:value-type="string" calcext:value-type="string">
            <text:p>outpu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style-name="ce7" table:formula="of:=[.C134]*[.C137]+[.D134]*[.D137]+[.E134]*[.E137]+[.F134]*[.F137]+[.G134]*[.G137]" office:value-type="float" office:value="3.3" calcext:value-type="float">
            <text:p>3.3000</text:p>
          </table:table-cell>
          <table:table-cell table:formula="of:=[.C135]*[.C137]+[.D135]*[.D137]+[.E135]*[.E137]+[.F135]*[.F137]+[.G135]*[.G137]" office:value-type="float" office:value="2.3" calcext:value-type="float">
            <text:p>2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1/(1+EXP(-[.H138]))" office:value-type="float" office:value="0.964428810727364" calcext:value-type="float">
            <text:p>0.964428810727364</text:p>
          </table:table-cell>
          <table:table-cell table:formula="of:=1/(1+EXP(-[.I138]))" office:value-type="float" office:value="0.908877038985144" calcext:value-type="float">
            <text:p>0.9088770389851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8"/>
          <table:table-cell table:formula="of:=[.H139]*[.H134]+[.I139]*[.I134]" office:value-type="float" office:value="0" calcext:value-type="float">
            <text:p>0</text:p>
          </table:table-cell>
          <table:table-cell table:formula="of:=[.H139]*[.H135]+[.I135]*[.I1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8"/>
          <table:table-cell table:formula="of:=1/(1+EXP(-[.J140]))" office:value-type="float" office:value="0.5" calcext:value-type="float">
            <text:p>0.5</text:p>
          </table:table-cell>
          <table:table-cell table:style-name="ce1" table:formula="of:=1/(1+EXP(-[.K140]))" office:value-type="float" office:value="0.5" calcext:value-type="float">
            <text:p>0.50000000000000000000</text:p>
          </table:table-cell>
          <table:table-cell table:number-columns-repeated="2"/>
        </table:table-row>
      </table:table>
      <table:table table:name="naujas_tests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table:number-columns-repeated="2" office:value-type="string" calcext:value-type="string">
            <text:p>output</text:p>
          </table:table-cell>
          <table:table-cell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style-name="ce7" table:formula="of:=[.C1]*[.C4]+[.D1]*[.D4]+[.E1]*[.E4]+[.F1]*[.F4]+[.G1]*[.G4]" office:value-type="float" office:value="2.7" calcext:value-type="float">
            <text:p>2.7000</text:p>
          </table:table-cell>
          <table:table-cell table:formula="of:=[.C2]*[.C4]+[.D2]*[.D4]+[.E2]*[.E4]+[.F2]*[.F4]+[.G2]*[.G4]" office:value-type="float" office:value="3.8" calcext:value-type="float">
            <text:p>3.8</text:p>
          </table:table-cell>
          <table:table-cell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1/(1+EXP(-[.H5]))" office:value-type="float" office:value="0.937026643943003" calcext:value-type="float">
            <text:p>0.937026643943003</text:p>
          </table:table-cell>
          <table:table-cell table:formula="of:=1/(1+EXP(-[.I5]))" office:value-type="float" office:value="0.978118729063869" calcext:value-type="float">
            <text:p>0.978118729063869</text:p>
          </table:table-cell>
          <table:table-cell/>
        </table:table-row>
        <table:table-row table:style-name="ro1" table:number-rows-repeated="6">
          <table:table-cell table:number-columns-repeated="10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51" calcext:value-type="float">
            <text:p>0.51</text:p>
          </table:table-cell>
          <table:table-cell office:value-type="float" office:value="0.83" calcext:value-type="float">
            <text:p>0.83</text:p>
          </table:table-cell>
          <table:table-cell office:value-type="float" office:value="0.12" calcext:value-type="float">
            <text:p>0.12</text:p>
          </table:table-cell>
          <table:table-cell office:value-type="float" office:value="0.31" calcext:value-type="float">
            <text:p>0.31</text:p>
          </table:table-cell>
          <table:table-cell office:value-type="float" office:value="0.53" calcext:value-type="float">
            <text:p>0.5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62" calcext:value-type="float">
            <text:p>0.62</text:p>
          </table:table-cell>
          <table:table-cell office:value-type="float" office:value="0.24" calcext:value-type="float">
            <text:p>0.24</text:p>
          </table:table-cell>
          <table:table-cell office:value-type="float" office:value="0.23" calcext:value-type="float">
            <text:p>0.23</text:p>
          </table:table-cell>
          <table:table-cell office:value-type="float" office:value="0.45" calcext:value-type="float">
            <text:p>0.45</text:p>
          </table:table-cell>
          <table:table-cell office:value-type="float" office:value="0.62" calcext:value-type="float">
            <text:p>0.6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table:number-columns-repeated="2" office:value-type="string" calcext:value-type="string">
            <text:p>output</text:p>
          </table:table-cell>
          <table:table-cell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style-name="ce7" table:formula="of:=[.C13]*[.C16]+[.D13]*[.D16]+[.E13]*[.E16]+[.F13]*[.F16]+[.G13]*[.G16]" office:value-type="float" office:value="6.12" calcext:value-type="float">
            <text:p>6.1200</text:p>
          </table:table-cell>
          <table:table-cell table:formula="of:=[.C14]*[.C16]+[.D14]*[.D16]+[.E14]*[.E16]+[.F14]*[.F16]+[.G14]*[.G16]" office:value-type="float" office:value="4.57" calcext:value-type="float">
            <text:p>4.57</text:p>
          </table:table-cell>
          <table:table-cell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1/(1+EXP(-[.H17]))" office:value-type="float" office:value="0.997806366643291" calcext:value-type="float">
            <text:p>0.997806366643291</text:p>
          </table:table-cell>
          <table:table-cell table:formula="of:=1/(1+EXP(-[.I17]))" office:value-type="float" office:value="0.989748227726628" calcext:value-type="float">
            <text:p>0.989748227726628</text:p>
          </table:table-cell>
          <table:table-cell/>
        </table:table-row>
        <table:table-row table:style-name="ro1" table:number-rows-repeated="5">
          <table:table-cell table:number-columns-repeated="10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12" calcext:value-type="float">
            <text:p>0.12</text:p>
          </table:table-cell>
          <table:table-cell office:value-type="float" office:value="0.33" calcext:value-type="float">
            <text:p>0.33</text:p>
          </table:table-cell>
          <table:table-cell office:value-type="float" office:value="0.31" calcext:value-type="float">
            <text:p>0.31</text:p>
          </table:table-cell>
          <table:table-cell office:value-type="float" office:value="0.43" calcext:value-type="float">
            <text:p>0.43</text:p>
          </table:table-cell>
          <table:table-cell office:value-type="float" office:value="0.52" calcext:value-type="float">
            <text:p>0.5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44" calcext:value-type="float">
            <text:p>0.44</text:p>
          </table:table-cell>
          <table:table-cell office:value-type="float" office:value="0.2" calcext:value-type="float">
            <text:p>0.2</text:p>
          </table:table-cell>
          <table:table-cell office:value-type="float" office:value="0.45" calcext:value-type="float">
            <text:p>0.45</text:p>
          </table:table-cell>
          <table:table-cell office:value-type="float" office:value="0.16" calcext:value-type="float">
            <text:p>0.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table:number-columns-repeated="2" office:value-type="string" calcext:value-type="string">
            <text:p>output</text:p>
          </table:table-cell>
          <table:table-cell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style-name="ce7" table:formula="of:=[.C24]*[.C27]+[.D24]*[.D27]+[.E24]*[.E27]+[.F24]*[.F27]+[.G24]*[.G27]" office:value-type="float" office:value="3.37" calcext:value-type="float">
            <text:p>3.3700</text:p>
          </table:table-cell>
          <table:table-cell table:formula="of:=[.C25]*[.C27]+[.D25]*[.D27]+[.E25]*[.E27]+[.F25]*[.F27]+[.G25]*[.G27]" office:value-type="float" office:value="3.62" calcext:value-type="float">
            <text:p>3.62</text:p>
          </table:table-cell>
          <table:table-cell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TANH([.H28])" office:value-type="float" office:value="0.997637499691042" calcext:value-type="float">
            <text:p>0.997637499691042</text:p>
          </table:table-cell>
          <table:table-cell table:formula="of:=TANH([.I28])" office:value-type="float" office:value="0.998566404814467" calcext:value-type="float">
            <text:p>0.998566404814467</text:p>
          </table:table-cell>
          <table:table-cell/>
        </table:table-row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1" calcext:value-type="float">
            <text:p>0.1</text:p>
          </table:table-cell>
          <table:table-cell office:value-type="float" office:value="0.35" calcext:value-type="float">
            <text:p>0.35</text:p>
          </table:table-cell>
          <table:table-cell office:value-type="float" office:value="0.12" calcext:value-type="float">
            <text:p>0.12</text:p>
          </table:table-cell>
          <table:table-cell office:value-type="float" office:value="0.34" calcext:value-type="float">
            <text:p>0.34</text:p>
          </table:table-cell>
          <table:table-cell office:value-type="float" office:value="0.52" calcext:value-type="float">
            <text:p>0.5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23" calcext:value-type="float">
            <text:p>0.23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table:number-columns-repeated="2" office:value-type="string" calcext:value-type="string">
            <text:p>output</text:p>
          </table:table-cell>
          <table:table-cell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style-name="ce7" table:formula="of:=[.C34]*[.C37]+[.D34]*[.D37]+[.E34]*[.E37]+[.F34]*[.F37]+[.G34]*[.G37]" office:value-type="float" office:value="3.02" calcext:value-type="float">
            <text:p>3.0200</text:p>
          </table:table-cell>
          <table:table-cell table:formula="of:=[.C35]*[.C37]+[.D35]*[.D37]+[.E35]*[.E37]+[.F35]*[.F37]+[.G35]*[.G37]" office:value-type="float" office:value="3.89" calcext:value-type="float">
            <text:p>3.89</text:p>
          </table:table-cell>
          <table:table-cell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1/(1+EXP(-[.H38]))" office:value-type="float" office:value="0.953469525485268" calcext:value-type="float">
            <text:p>0.953469525485268</text:p>
          </table:table-cell>
          <table:table-cell table:formula="of:=1/(1+EXP(-[.I38]))" office:value-type="float" office:value="0.97996429096637" calcext:value-type="float">
            <text:p>0.97996429096637</text:p>
          </table:table-cell>
          <table:table-cell/>
        </table:table-row>
        <table:table-row table:style-name="ro1" table:number-rows-repeated="7">
          <table:table-cell table:number-columns-repeated="1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cnew</text:p>
          </table:table-cell>
          <table:table-cell office:value-type="string" calcext:value-type="string">
            <text:p>tanh 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^b</text:p>
          </table:table-cell>
          <table:table-cell office:value-type="string" calcext:value-type="string">
            <text:p>H-new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1/(1+EXP(-[.H5]))" office:value-type="float" office:value="0.937026643943003" calcext:value-type="float">
            <text:p>0.937026643943003</text:p>
          </table:table-cell>
          <table:table-cell table:formula="of:=1/(1+EXP(-[.H17]))" office:value-type="float" office:value="0.997806366643291" calcext:value-type="float">
            <text:p>0.997806366643291</text:p>
          </table:table-cell>
          <table:table-cell table:formula="of:=TANH([.H28])" office:value-type="float" office:value="0.997637499691042" calcext:value-type="float">
            <text:p>0.997637499691042</text:p>
          </table:table-cell>
          <table:table-cell table:formula="of:=1/(1+EXP(-[.H38]))" office:value-type="float" office:value="0.953469525485268" calcext:value-type="float">
            <text:p>0.953469525485268</text:p>
          </table:table-cell>
          <table:table-cell table:formula="of:=[.A48]*[.B48]+[.C48]*[.D48]" office:value-type="float" office:value="1.46396237076532" calcext:value-type="float">
            <text:p>1.46396237076532</text:p>
          </table:table-cell>
          <table:table-cell table:formula="of:=TANH([.F48])" office:value-type="float" office:value="0.898419437542548" calcext:value-type="float">
            <text:p>0.898419437542548</text:p>
          </table:table-cell>
          <table:table-cell table:formula="of:=[.G48]*[.E48]" office:value-type="float" office:value="0.856615554800435" calcext:value-type="float">
            <text:p>0.856615554800435</text:p>
          </table:table-cell>
          <table:table-cell table:formula="of:=EXP([.H48])" office:value-type="float" office:value="2.35517622496013" calcext:value-type="float">
            <text:p>2.35517622496013</text:p>
          </table:table-cell>
          <table:table-cell table:formula="of:=[.I48]/[.I52]" office:value-type="float" office:value="0.504207600189669" calcext:value-type="float">
            <text:p>0.50420760018966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1/(1+EXP(-[.I5]))" office:value-type="float" office:value="0.978118729063869" calcext:value-type="float">
            <text:p>0.978118729063869</text:p>
          </table:table-cell>
          <table:table-cell table:formula="of:=1/(1+EXP(-[.I17]))" office:value-type="float" office:value="0.989748227726628" calcext:value-type="float">
            <text:p>0.989748227726628</text:p>
          </table:table-cell>
          <table:table-cell table:formula="of:=TANH([.I28])" office:value-type="float" office:value="0.998566404814467" calcext:value-type="float">
            <text:p>0.998566404814467</text:p>
          </table:table-cell>
          <table:table-cell table:formula="of:=1/(1+EXP(-[.I38]))" office:value-type="float" office:value="0.97996429096637" calcext:value-type="float">
            <text:p>0.97996429096637</text:p>
          </table:table-cell>
          <table:table-cell table:formula="of:=[.A49]*[.B49]+[.C49]*[.D49]" office:value-type="float" office:value="1.28176494815163" calcext:value-type="float">
            <text:p>1.28176494815163</text:p>
          </table:table-cell>
          <table:table-cell table:formula="of:=TANH([.F49])" office:value-type="float" office:value="0.856954446688849" calcext:value-type="float">
            <text:p>0.856954446688849</text:p>
          </table:table-cell>
          <table:table-cell table:formula="of:=[.G49]*[.E49]" office:value-type="float" office:value="0.839784756739916" calcext:value-type="float">
            <text:p>0.839784756739916</text:p>
          </table:table-cell>
          <table:table-cell table:formula="of:=EXP([.H49])" office:value-type="float" office:value="2.31586844805586" calcext:value-type="float">
            <text:p>2.31586844805586</text:p>
          </table:table-cell>
          <table:table-cell table:formula="of:=[.I49]/[.I52]" office:value-type="float" office:value="0.495792399810331" calcext:value-type="float">
            <text:p>0.495792399810331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7"/>
          <table:table-cell table:formula="of:=SUM([.H48:.H51])" office:value-type="float" office:value="1.69640031154035" calcext:value-type="float">
            <text:p>1.69640031154035</text:p>
          </table:table-cell>
          <table:table-cell table:formula="of:=SUM([.I48:.I49])" office:value-type="float" office:value="4.67104467301598" calcext:value-type="float">
            <text:p>4.67104467301598</text:p>
          </table:table-cell>
          <table:table-cell/>
        </table:table-row>
      </table:table>
      <table:table table:name="naujas_tests_2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table:number-columns-repeated="2" office:value-type="string" calcext:value-type="string">
            <text:p>output</text:p>
          </table:table-cell>
          <table:table-cell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table:formula="of:=[naujas_tests.J48]" office:value-type="float" office:value="0.504207600189669" calcext:value-type="float">
            <text:p>0.504207600189669</text:p>
          </table:table-cell>
          <table:table-cell table:formula="of:=[naujas_tests.J49]" office:value-type="float" office:value="0.495792399810331" calcext:value-type="float">
            <text:p>0.4957923998103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style-name="ce7" table:formula="of:=[.C1]*[.C4]+[.D1]*[.D4]+[.E1]*[.E4]+[.F1]*[.F4]+[.G1]*[.G4]" office:value-type="float" office:value="1.39915847996207" calcext:value-type="float">
            <text:p>1.3992</text:p>
          </table:table-cell>
          <table:table-cell table:formula="of:=[.C2]*[.C4]+[.D2]*[.D4]+[.E2]*[.E4]+[.F2]*[.F4]+[.G2]*[.G4]" office:value-type="float" office:value="1.89915847996207" calcext:value-type="float">
            <text:p>1.89915847996207</text:p>
          </table:table-cell>
          <table:table-cell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1/(1+EXP(-[.H5]))" office:value-type="float" office:value="0.80205031807936" calcext:value-type="float">
            <text:p>0.80205031807936</text:p>
          </table:table-cell>
          <table:table-cell table:formula="of:=1/(1+EXP(-[.I5]))" office:value-type="float" office:value="0.86979625253079" calcext:value-type="float">
            <text:p>0.86979625253079</text:p>
          </table:table-cell>
          <table:table-cell/>
        </table:table-row>
        <table:table-row table:style-name="ro1" table:number-rows-repeated="6">
          <table:table-cell table:number-columns-repeated="10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51" calcext:value-type="float">
            <text:p>0.51</text:p>
          </table:table-cell>
          <table:table-cell office:value-type="float" office:value="0.83" calcext:value-type="float">
            <text:p>0.83</text:p>
          </table:table-cell>
          <table:table-cell office:value-type="float" office:value="0.12" calcext:value-type="float">
            <text:p>0.12</text:p>
          </table:table-cell>
          <table:table-cell office:value-type="float" office:value="0.31" calcext:value-type="float">
            <text:p>0.31</text:p>
          </table:table-cell>
          <table:table-cell office:value-type="float" office:value="0.53" calcext:value-type="float">
            <text:p>0.5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62" calcext:value-type="float">
            <text:p>0.62</text:p>
          </table:table-cell>
          <table:table-cell office:value-type="float" office:value="0.24" calcext:value-type="float">
            <text:p>0.24</text:p>
          </table:table-cell>
          <table:table-cell office:value-type="float" office:value="0.23" calcext:value-type="float">
            <text:p>0.23</text:p>
          </table:table-cell>
          <table:table-cell office:value-type="float" office:value="0.45" calcext:value-type="float">
            <text:p>0.45</text:p>
          </table:table-cell>
          <table:table-cell office:value-type="float" office:value="0.62" calcext:value-type="float">
            <text:p>0.6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table:number-columns-repeated="2" office:value-type="string" calcext:value-type="string">
            <text:p>output</text:p>
          </table:table-cell>
          <table:table-cell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table:formula="of:=[naujas_tests.J48]" office:value-type="float" office:value="0.504207600189669" calcext:value-type="float">
            <text:p>0.504207600189669</text:p>
          </table:table-cell>
          <table:table-cell table:formula="of:=[naujas_tests.J49]" office:value-type="float" office:value="0.495792399810331" calcext:value-type="float">
            <text:p>0.4957923998103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style-name="ce7" table:formula="of:=[.C13]*[.C16]+[.D13]*[.D16]+[.E13]*[.E16]+[.F13]*[.F16]+[.G13]*[.G16]" office:value-type="float" office:value="1.93865356793931" calcext:value-type="float">
            <text:p>1.9387</text:p>
          </table:table-cell>
          <table:table-cell table:formula="of:=[.C14]*[.C16]+[.D14]*[.D16]+[.E14]*[.E16]+[.F14]*[.F16]+[.G14]*[.G16]" office:value-type="float" office:value="2.18159888807207" calcext:value-type="float">
            <text:p>2.18159888807207</text:p>
          </table:table-cell>
          <table:table-cell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1/(1+EXP(-[.H17]))" office:value-type="float" office:value="0.874204149249434" calcext:value-type="float">
            <text:p>0.874204149249434</text:p>
          </table:table-cell>
          <table:table-cell table:formula="of:=1/(1+EXP(-[.I17]))" office:value-type="float" office:value="0.898584871818211" calcext:value-type="float">
            <text:p>0.898584871818211</text:p>
          </table:table-cell>
          <table:table-cell/>
        </table:table-row>
        <table:table-row table:style-name="ro1" table:number-rows-repeated="5">
          <table:table-cell table:number-columns-repeated="10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12" calcext:value-type="float">
            <text:p>0.12</text:p>
          </table:table-cell>
          <table:table-cell office:value-type="float" office:value="0.33" calcext:value-type="float">
            <text:p>0.33</text:p>
          </table:table-cell>
          <table:table-cell office:value-type="float" office:value="0.31" calcext:value-type="float">
            <text:p>0.31</text:p>
          </table:table-cell>
          <table:table-cell office:value-type="float" office:value="0.43" calcext:value-type="float">
            <text:p>0.43</text:p>
          </table:table-cell>
          <table:table-cell office:value-type="float" office:value="0.52" calcext:value-type="float">
            <text:p>0.5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44" calcext:value-type="float">
            <text:p>0.44</text:p>
          </table:table-cell>
          <table:table-cell office:value-type="float" office:value="0.2" calcext:value-type="float">
            <text:p>0.2</text:p>
          </table:table-cell>
          <table:table-cell office:value-type="float" office:value="0.45" calcext:value-type="float">
            <text:p>0.45</text:p>
          </table:table-cell>
          <table:table-cell office:value-type="float" office:value="0.16" calcext:value-type="float">
            <text:p>0.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table:number-columns-repeated="2" office:value-type="string" calcext:value-type="string">
            <text:p>output</text:p>
          </table:table-cell>
          <table:table-cell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table:formula="of:=[naujas_tests.J48]" office:value-type="float" office:value="0.504207600189669" calcext:value-type="float">
            <text:p>0.504207600189669</text:p>
          </table:table-cell>
          <table:table-cell table:formula="of:=[naujas_tests.J49]" office:value-type="float" office:value="0.495792399810331" calcext:value-type="float">
            <text:p>0.4957923998103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style-name="ce7" table:formula="of:=[.C24]*[.C27]+[.D24]*[.D27]+[.E24]*[.E27]+[.F24]*[.F27]+[.G24]*[.G27]" office:value-type="float" office:value="1.91411640396017" calcext:value-type="float">
            <text:p>1.9141</text:p>
          </table:table-cell>
          <table:table-cell table:formula="of:=[.C25]*[.C27]+[.D25]*[.D27]+[.E25]*[.E27]+[.F25]*[.F27]+[.G25]*[.G27]" office:value-type="float" office:value="1.57899017595448" calcext:value-type="float">
            <text:p>1.57899017595448</text:p>
          </table:table-cell>
          <table:table-cell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TANH([.H28])" office:value-type="float" office:value="0.957429788364913" calcext:value-type="float">
            <text:p>0.957429788364913</text:p>
          </table:table-cell>
          <table:table-cell table:formula="of:=TANH([.I28])" office:value-type="float" office:value="0.918444041694683" calcext:value-type="float">
            <text:p>0.918444041694683</text:p>
          </table:table-cell>
          <table:table-cell/>
        </table:table-row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1" calcext:value-type="float">
            <text:p>0.1</text:p>
          </table:table-cell>
          <table:table-cell office:value-type="float" office:value="0.35" calcext:value-type="float">
            <text:p>0.35</text:p>
          </table:table-cell>
          <table:table-cell office:value-type="float" office:value="0.12" calcext:value-type="float">
            <text:p>0.12</text:p>
          </table:table-cell>
          <table:table-cell office:value-type="float" office:value="0.34" calcext:value-type="float">
            <text:p>0.34</text:p>
          </table:table-cell>
          <table:table-cell office:value-type="float" office:value="0.52" calcext:value-type="float">
            <text:p>0.5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23" calcext:value-type="float">
            <text:p>0.23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table:number-columns-repeated="2" office:value-type="string" calcext:value-type="string">
            <text:p>output</text:p>
          </table:table-cell>
          <table:table-cell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table:formula="of:=[naujas_tests.J48]" office:value-type="float" office:value="0.504207600189669" calcext:value-type="float">
            <text:p>0.504207600189669</text:p>
          </table:table-cell>
          <table:table-cell table:formula="of:=[naujas_tests.J49]" office:value-type="float" office:value="0.495792399810331" calcext:value-type="float">
            <text:p>0.4957923998103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style-name="ce7" table:formula="of:=[.C34]*[.C37]+[.D34]*[.D37]+[.E34]*[.E37]+[.F34]*[.F37]+[.G34]*[.G37]" office:value-type="float" office:value="1.54394809995258" calcext:value-type="float">
            <text:p>1.5439</text:p>
          </table:table-cell>
          <table:table-cell table:formula="of:=[.C35]*[.C37]+[.D35]*[.D37]+[.E35]*[.E37]+[.F35]*[.F37]+[.G35]*[.G37]" office:value-type="float" office:value="1.91428470796776" calcext:value-type="float">
            <text:p>1.91428470796776</text:p>
          </table:table-cell>
          <table:table-cell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1/(1+EXP(-[.H38]))" office:value-type="float" office:value="0.824037929999672" calcext:value-type="float">
            <text:p>0.824037929999672</text:p>
          </table:table-cell>
          <table:table-cell table:formula="of:=1/(1+EXP(-[.I38]))" office:value-type="float" office:value="0.871499747729795" calcext:value-type="float">
            <text:p>0.871499747729795</text:p>
          </table:table-cell>
          <table:table-cell/>
        </table:table-row>
        <table:table-row table:style-name="ro1" table:number-rows-repeated="7">
          <table:table-cell table:number-columns-repeated="1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cnew</text:p>
          </table:table-cell>
          <table:table-cell office:value-type="string" calcext:value-type="string">
            <text:p>tanh 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^b</text:p>
          </table:table-cell>
          <table:table-cell office:value-type="string" calcext:value-type="string">
            <text:p>H-new</text:p>
          </table:table-cell>
        </table:table-row>
        <table:table-row table:style-name="ro1">
          <table:table-cell table:formula="of:=[naujas_tests.F48]" office:value-type="float" office:value="1.46396237076532" calcext:value-type="float">
            <text:p>1.46396237076532</text:p>
          </table:table-cell>
          <table:table-cell table:formula="of:=1/(1+EXP(-[.H5]))" office:value-type="float" office:value="0.80205031807936" calcext:value-type="float">
            <text:p>0.80205031807936</text:p>
          </table:table-cell>
          <table:table-cell table:formula="of:=1/(1+EXP(-[.H17]))" office:value-type="float" office:value="0.874204149249434" calcext:value-type="float">
            <text:p>0.874204149249434</text:p>
          </table:table-cell>
          <table:table-cell table:formula="of:=TANH([.H28])" office:value-type="float" office:value="0.957429788364913" calcext:value-type="float">
            <text:p>0.957429788364913</text:p>
          </table:table-cell>
          <table:table-cell table:formula="of:=1/(1+EXP(-[.H38]))" office:value-type="float" office:value="0.824037929999672" calcext:value-type="float">
            <text:p>0.824037929999672</text:p>
          </table:table-cell>
          <table:table-cell table:formula="of:=[.A48]*[.B48]+[.C48]*[.D48]" office:value-type="float" office:value="2.01116057873215" calcext:value-type="float">
            <text:p>2.01116057873215</text:p>
          </table:table-cell>
          <table:table-cell table:formula="of:=TANH([.F48])" office:value-type="float" office:value="0.964807658831078" calcext:value-type="float">
            <text:p>0.964807658831078</text:p>
          </table:table-cell>
          <table:table-cell table:formula="of:=[.G48]*[.E48]" office:value-type="float" office:value="0.795038106030992" calcext:value-type="float">
            <text:p>0.795038106030992</text:p>
          </table:table-cell>
          <table:table-cell table:formula="of:=EXP([.H48])" office:value-type="float" office:value="2.21452538196911" calcext:value-type="float">
            <text:p>2.21452538196911</text:p>
          </table:table-cell>
          <table:table-cell table:formula="of:=[.I48]/[.I52]" office:value-type="float" office:value="0.489699562799289" calcext:value-type="float">
            <text:p>0.489699562799289</text:p>
          </table:table-cell>
        </table:table-row>
        <table:table-row table:style-name="ro1">
          <table:table-cell table:formula="of:=[naujas_tests.F49]" office:value-type="float" office:value="1.28176494815163" calcext:value-type="float">
            <text:p>1.28176494815163</text:p>
          </table:table-cell>
          <table:table-cell table:formula="of:=1/(1+EXP(-[.I5]))" office:value-type="float" office:value="0.86979625253079" calcext:value-type="float">
            <text:p>0.86979625253079</text:p>
          </table:table-cell>
          <table:table-cell table:formula="of:=1/(1+EXP(-[.I17]))" office:value-type="float" office:value="0.898584871818211" calcext:value-type="float">
            <text:p>0.898584871818211</text:p>
          </table:table-cell>
          <table:table-cell table:formula="of:=TANH([.I28])" office:value-type="float" office:value="0.918444041694683" calcext:value-type="float">
            <text:p>0.918444041694683</text:p>
          </table:table-cell>
          <table:table-cell table:formula="of:=1/(1+EXP(-[.I38]))" office:value-type="float" office:value="0.871499747729795" calcext:value-type="float">
            <text:p>0.871499747729795</text:p>
          </table:table-cell>
          <table:table-cell table:formula="of:=[.A49]*[.B49]+[.C49]*[.D49]" office:value-type="float" office:value="1.94017427000603" calcext:value-type="float">
            <text:p>1.94017427000603</text:p>
          </table:table-cell>
          <table:table-cell table:formula="of:=TANH([.F49])" office:value-type="float" office:value="0.959547822149494" calcext:value-type="float">
            <text:p>0.959547822149494</text:p>
          </table:table-cell>
          <table:table-cell table:formula="of:=[.G49]*[.E49]" office:value-type="float" office:value="0.836245684937959" calcext:value-type="float">
            <text:p>0.836245684937959</text:p>
          </table:table-cell>
          <table:table-cell table:formula="of:=EXP([.H49])" office:value-type="float" office:value="2.30768690940018" calcext:value-type="float">
            <text:p>2.30768690940018</text:p>
          </table:table-cell>
          <table:table-cell table:formula="of:=[.I49]/[.I52]" office:value-type="float" office:value="0.510300437200711" calcext:value-type="float">
            <text:p>0.510300437200711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7"/>
          <table:table-cell table:formula="of:=SUM([.H48:.H51])" office:value-type="float" office:value="1.63128379096895" calcext:value-type="float">
            <text:p>1.63128379096895</text:p>
          </table:table-cell>
          <table:table-cell table:formula="of:=SUM([.I48:.I49])" office:value-type="float" office:value="4.52221229136929" calcext:value-type="float">
            <text:p>4.52221229136929</text:p>
          </table:table-cell>
          <table:table-cell/>
        </table:table-row>
      </table:table>
      <table:table table:name="Sheet5" table:style-name="ta1">
        <table:table-column table:style-name="co1" table:number-columns-repeated="9" table:default-cell-style-name="Default"/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</table:table-row>
        <table:table-row table:style-name="ro1">
          <table:table-cell/>
          <table:table-cell office:value-type="string" calcext:value-type="string">
            <text:p>h0</text:p>
          </table:table-cell>
          <table:table-cell table:number-columns-repeated="2"/>
          <table:table-cell table:number-columns-repeated="2"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5" calcext:value-type="float">
            <text:p>-0.15</text:p>
          </table:table-cell>
          <table:table-cell office:value-type="float" office:value="0.03" calcext:value-type="float">
            <text:p>0.03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z</text:p>
          </table:table-cell>
          <table:table-cell table:style-name="ce7" table:formula="of:=[.E1]*[.E3]+[.F1]*[.F3]+[.G1]*[.G3]+[.H1]*[.H3]+[.I1]*[.I3]" office:value-type="float" office:value="3.3" calcext:value-type="float">
            <text:p>3.3000</text:p>
          </table:table-cell>
          <table:table-cell table:style-name="ce7" table:formula="of:=[.E1]*[.E4]+[.F1]*[.F4]+[.G1]*[.G4]+[.H1]*[.H4]+[.I1]*[.I4]" office:value-type="float" office:value="2.3" calcext:value-type="float">
            <text:p>2.3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table:formula="of:=1/(1+EXP(-[.B9]))" office:value-type="float" office:value="0.964428810727364" calcext:value-type="float">
            <text:p>0.964428810727364</text:p>
          </table:table-cell>
          <table:table-cell table:formula="of:=1/(1+EXP(-[.C9]))" office:value-type="float" office:value="0.908877038985144" calcext:value-type="float">
            <text:p>0.908877038985144</text:p>
          </table:table-cell>
          <table:table-cell table:number-columns-repeated="3"/>
          <table:table-cell table:formula="of:=EXP(-[.B9])" office:value-type="float" office:value="0.03688316740124" calcext:value-type="float">
            <text:p>0.03688316740124</text:p>
          </table:table-cell>
          <table:table-cell table:formula="of:=[.G10]/(1+[.G10])/(1+[.G10])" office:value-type="float" office:value="0.0343058797663664" calcext:value-type="float">
            <text:p>0.034305879766367</text:p>
          </table:table-cell>
          <table:table-cell/>
        </table:table-row>
        <table:table-row table:style-name="ro1">
          <table:table-cell office:value-type="string" calcext:value-type="string">
            <text:p>fderiv(z)</text:p>
          </table:table-cell>
          <table:table-cell table:formula="of:=EXP(-[.B9]) / ((1+EXP(-[.B9]))*(1+EXP(-[.B9])))" office:value-type="float" office:value="0.0343058797663664" calcext:value-type="float">
            <text:p>0.034305879766367</text:p>
          </table:table-cell>
          <table:table-cell table:formula="of:=EXP(-[.C9]) / ((1+EXP(-[.C9]))*(1+EXP(-[.C9])))" office:value-type="float" office:value="0.0828195669907411" calcext:value-type="float">
            <text:p>0.082819566990741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h0</text:p>
          </table:table-cell>
          <table:table-cell office:value-type="string" calcext:value-type="string">
            <text:p>OO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OO</text:p>
          </table:table-cell>
          <table:table-cell office:value-type="float" office:value="-0.15" calcext:value-type="float">
            <text:p>-0.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1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O1</text:p>
          </table:table-cell>
          <table:table-cell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O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string" calcext:value-type="string">
            <text:p>1O</text:p>
          </table:table-cell>
          <table:table-cell office:value-type="float" office:value="0.31" calcext:value-type="float">
            <text:p>0.3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1_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string" calcext:value-type="string">
            <text:p>11_</text:p>
          </table:table-cell>
          <table:table-cell office:value-type="float" office:value="0.4" calcext:value-type="float">
            <text:p>0.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-0.7" calcext:value-type="float">
            <text:p>-0.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39" calcext:value-type="float">
            <text:p>0.39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style-name="ce10" office:value-type="string" calcext:value-type="string">
            <text:p>hwieghts</text:p>
          </table:table-cell>
          <table:table-cell table:style-name="ce10" office:value-type="string" calcext:value-type="string">
            <text:p>OO</text:p>
          </table:table-cell>
          <table:table-cell table:style-name="ce10" office:value-type="float" office:value="0.71" calcext:value-type="float">
            <text:p>0.71</text:p>
          </table:table-cell>
          <table:table-cell table:style-name="ce10" office:value-type="string" calcext:value-type="string">
            <text:p>hwieghts</text:p>
          </table:table-cell>
          <table:table-cell table:style-name="ce10" office:value-type="string" calcext:value-type="string">
            <text:p>OO</text:p>
          </table:table-cell>
          <table:table-cell table:style-name="ce10" office:value-type="float" office:value="0.35" calcext:value-type="float">
            <text:p>0.35</text:p>
          </table:table-cell>
          <table:table-cell table:style-name="ce10"/>
          <table:table-cell table:style-name="ce11"/>
          <table:table-cell/>
        </table:table-row>
        <table:table-row table:style-name="ro1">
          <table:table-cell/>
          <table:table-cell office:value-type="string" calcext:value-type="string">
            <text:p>O1</text:p>
          </table:table-cell>
          <table:table-cell office:value-type="float" office:value="0.21" calcext:value-type="float">
            <text:p>0.21</text:p>
          </table:table-cell>
          <table:table-cell/>
          <table:table-cell office:value-type="string" calcext:value-type="string">
            <text:p>O1</text:p>
          </table:table-cell>
          <table:table-cell office:value-type="float" office:value="-0.11" calcext:value-type="float">
            <text:p>-0.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O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1O</text:p>
          </table:table-cell>
          <table:table-cell office:value-type="float" office:value="-0.63" calcext:value-type="float">
            <text:p>-0.6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1_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11_</text:p>
          </table:table-cell>
          <table:table-cell office:value-type="float" office:value="0.01" calcext:value-type="float">
            <text:p>0.01</text:p>
          </table:table-cell>
          <table:table-cell table:number-columns-repeated="3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office:value-type="string" calcext:value-type="string">
            <text:p>weight index</text:p>
          </table:table-cell>
          <table:table-cell office:value-type="string" calcext:value-type="string">
            <text:p>f_deriv</text:p>
          </table:table-cell>
          <table:table-cell office:value-type="string" calcext:value-type="string">
            <text:p>a_i value</text:p>
          </table:table-cell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0</text:p>
          </table:table-cell>
          <table:table-cell office:value-type="string" calcext:value-type="string">
            <text:p>OO</text:p>
          </table:table-cell>
          <table:table-cell table:formula="of:=EXP(-[.B9]) / ((1+EXP(-[.B9]))*(1+EXP(-[.B9])))" office:value-type="float" office:value="0.0343058797663664" calcext:value-type="float">
            <text:p>0.034305879766367</text:p>
          </table:table-cell>
          <table:table-cell office:value-type="float" office:value="1" calcext:value-type="float">
            <text:p>1</text:p>
          </table:table-cell>
          <table:table-cell table:formula="of:=[.E3]*[.C13]+[.F3]*[.F13]" office:value-type="float" office:value="-0.06" calcext:value-type="float">
            <text:p>-0.06</text:p>
          </table:table-cell>
          <table:table-cell table:formula="of:=[.C29]*([.D29]+[.E29])" office:value-type="float" office:value="0.0322475269803845" calcext:value-type="float">
            <text:p>0.032247526980385</text:p>
          </table:table-cell>
          <table:table-cell table:formula="of:=[.E29]+[.D29]" office:value-type="float" office:value="0.94" calcext:value-type="float">
            <text:p>0.9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1</text:p>
          </table:table-cell>
          <table:table-cell table:formula="of:=EXP(-[.B9]) / ((1+EXP(-[.B9]))*(1+EXP(-[.B9])))" office:value-type="float" office:value="0.0343058797663664" calcext:value-type="float">
            <text:p>0.034305879766367</text:p>
          </table:table-cell>
          <table:table-cell office:value-type="float" office:value="1" calcext:value-type="float">
            <text:p>1</text:p>
          </table:table-cell>
          <table:table-cell table:formula="of:=[.E3]*[.C14]+[.F3]*[.F14]" office:value-type="float" office:value="0.039" calcext:value-type="float">
            <text:p>0.039</text:p>
          </table:table-cell>
          <table:table-cell table:formula="of:=[.C30]*([.D30]+[.E30])" office:value-type="float" office:value="0.0356438090772547" calcext:value-type="float">
            <text:p>0.035643809077255</text:p>
          </table:table-cell>
          <table:table-cell table:formula="of:=[.E30]+[.D30]" office:value-type="float" office:value="1.039" calcext:value-type="float">
            <text:p>1.03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O</text:p>
          </table:table-cell>
          <table:table-cell table:formula="of:=EXP(-[.B9]) / ((1+EXP(-[.B9]))*(1+EXP(-[.B9])))" office:value-type="float" office:value="0.0343058797663664" calcext:value-type="float">
            <text:p>0.034305879766367</text:p>
          </table:table-cell>
          <table:table-cell office:value-type="float" office:value="2" calcext:value-type="float">
            <text:p>2</text:p>
          </table:table-cell>
          <table:table-cell table:formula="of:=[.E3]*[.C15]+[.F3]*[.F15]" office:value-type="float" office:value="0.036" calcext:value-type="float">
            <text:p>0.036</text:p>
          </table:table-cell>
          <table:table-cell table:formula="of:=[.C31]*([.D31]+[.E31])" office:value-type="float" office:value="0.0698467712043221" calcext:value-type="float">
            <text:p>0.069846771204322</text:p>
          </table:table-cell>
          <table:table-cell table:formula="of:=[.E31]+[.D31]" office:value-type="float" office:value="2.036" calcext:value-type="float">
            <text:p>2.0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1_</text:p>
          </table:table-cell>
          <table:table-cell table:formula="of:=EXP(-[.B9]) / ((1+EXP(-[.B9]))*(1+EXP(-[.B9])))" office:value-type="float" office:value="0.0343058797663664" calcext:value-type="float">
            <text:p>0.034305879766367</text:p>
          </table:table-cell>
          <table:table-cell office:value-type="float" office:value="2" calcext:value-type="float">
            <text:p>2</text:p>
          </table:table-cell>
          <table:table-cell table:formula="of:=[.E3]*[.C16]+[.F3]*[.F16]" office:value-type="float" office:value="0.171" calcext:value-type="float">
            <text:p>0.171</text:p>
          </table:table-cell>
          <table:table-cell table:formula="of:=[.C32]*([.D32]+[.E32])" office:value-type="float" office:value="0.0744780649727816" calcext:value-type="float">
            <text:p>0.074478064972782</text:p>
          </table:table-cell>
          <table:table-cell table:formula="of:=[.E32]+[.D32]" office:value-type="float" office:value="2.171" calcext:value-type="float">
            <text:p>2.17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O</text:p>
          </table:table-cell>
          <table:table-cell table:formula="of:=EXP(-[.B9]) / ((1+EXP(-[.B9]))*(1+EXP(-[.B9])))" office:value-type="float" office:value="0.0343058797663664" calcext:value-type="float">
            <text:p>0.034305879766367</text:p>
          </table:table-cell>
          <table:table-cell office:value-type="float" office:value="1" calcext:value-type="float">
            <text:p>1</text:p>
          </table:table-cell>
          <table:table-cell table:formula="of:=[.E3]*[.C17]+[.F3]*[.F17]" office:value-type="float" office:value="-0.18" calcext:value-type="float">
            <text:p>-0.18</text:p>
          </table:table-cell>
          <table:table-cell table:formula="of:=[.C33]*([.D33]+[.E33])" office:value-type="float" office:value="0.0281308214084205" calcext:value-type="float">
            <text:p>0.028130821408421</text:p>
          </table:table-cell>
          <table:table-cell table:formula="of:=[.E33]+[.D33]" office:value-type="float" office:value="0.82" calcext:value-type="float">
            <text:p>0.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EXP(-[.B9]) / ((1+EXP(-[.B9]))*(1+EXP(-[.B9])))" office:value-type="float" office:value="0.0343058797663664" calcext:value-type="float">
            <text:p>0.034305879766367</text:p>
          </table:table-cell>
          <table:table-cell office:value-type="float" office:value="1" calcext:value-type="float">
            <text:p>1</text:p>
          </table:table-cell>
          <table:table-cell table:formula="of:=[.E3]*[.C18]+[.F3]*[.F18]" office:value-type="float" office:value="0.186" calcext:value-type="float">
            <text:p>0.186</text:p>
          </table:table-cell>
          <table:table-cell table:formula="of:=[.C34]*([.D34]+[.E34])" office:value-type="float" office:value="0.0406867734029106" calcext:value-type="float">
            <text:p>0.040686773402911</text:p>
          </table:table-cell>
          <table:table-cell table:formula="of:=[.E34]+[.D34]" office:value-type="float" office:value="1.186" calcext:value-type="float">
            <text:p>1.186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style-name="ce10" office:value-type="string" calcext:value-type="string">
            <text:p>hwieghts</text:p>
          </table:table-cell>
          <table:table-cell table:style-name="ce10" office:value-type="string" calcext:value-type="string">
            <text:p>OO</text:p>
          </table:table-cell>
          <table:table-cell table:formula="of:=EXP(-[.B9]) / ((1+EXP(-[.B9]))*(1+EXP(-[.B9])))" office:value-type="float" office:value="0.0343058797663664" calcext:value-type="float">
            <text:p>0.034305879766367</text:p>
          </table:table-cell>
          <table:table-cell office:value-type="float" office:value="3" calcext:value-type="float">
            <text:p>3</text:p>
          </table:table-cell>
          <table:table-cell table:formula="of:=[.E3]*[.C20]+[.F3]*[.F20]" office:value-type="float" office:value="0.318" calcext:value-type="float">
            <text:p>0.318</text:p>
          </table:table-cell>
          <table:table-cell table:formula="of:=[.C36]*([.D36]+[.E36])" office:value-type="float" office:value="0.113826909064804" calcext:value-type="float">
            <text:p>0.11382690906480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1</text:p>
          </table:table-cell>
          <table:table-cell table:formula="of:=EXP(-[.B9]) / ((1+EXP(-[.B9]))*(1+EXP(-[.B9])))" office:value-type="float" office:value="0.0343058797663664" calcext:value-type="float">
            <text:p>0.034305879766367</text:p>
          </table:table-cell>
          <table:table-cell office:value-type="float" office:value="3" calcext:value-type="float">
            <text:p>3</text:p>
          </table:table-cell>
          <table:table-cell table:formula="of:=[.E3]*[.C21]+[.F3]*[.F21]" office:value-type="float" office:value="0.03" calcext:value-type="float">
            <text:p>0.03</text:p>
          </table:table-cell>
          <table:table-cell table:formula="of:=[.C37]*([.D37]+[.E37])" office:value-type="float" office:value="0.10394681569209" calcext:value-type="float">
            <text:p>0.1039468156920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O</text:p>
          </table:table-cell>
          <table:table-cell table:formula="of:=EXP(-[.B9]) / ((1+EXP(-[.B9]))*(1+EXP(-[.B9])))" office:value-type="float" office:value="0.0343058797663664" calcext:value-type="float">
            <text:p>0.034305879766367</text:p>
          </table:table-cell>
          <table:table-cell office:value-type="float" office:value="4" calcext:value-type="float">
            <text:p>4</text:p>
          </table:table-cell>
          <table:table-cell table:formula="of:=[.E3]*[.C22]+[.F3]*[.F22]" office:value-type="float" office:value="-0.129" calcext:value-type="float">
            <text:p>-0.129</text:p>
          </table:table-cell>
          <table:table-cell table:formula="of:=[.C38]*([.D38]+[.E38])" office:value-type="float" office:value="0.132798060575605" calcext:value-type="float">
            <text:p>0.13279806057560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1_</text:p>
          </table:table-cell>
          <table:table-cell table:formula="of:=EXP(-[.B9]) / ((1+EXP(-[.B9]))*(1+EXP(-[.B9])))" office:value-type="float" office:value="0.0343058797663664" calcext:value-type="float">
            <text:p>0.034305879766367</text:p>
          </table:table-cell>
          <table:table-cell office:value-type="float" office:value="4" calcext:value-type="float">
            <text:p>4</text:p>
          </table:table-cell>
          <table:table-cell table:formula="of:=[.E3]*[.C23]+[.F3]*[.F23]" office:value-type="float" office:value="0.033" calcext:value-type="float">
            <text:p>0.033</text:p>
          </table:table-cell>
          <table:table-cell table:formula="of:=[.C39]*([.D39]+[.E39])" office:value-type="float" office:value="0.138355613097756" calcext:value-type="float">
            <text:p>0.138355613097756</text:p>
          </table:table-cell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weight index</text:p>
          </table:table-cell>
          <table:table-cell office:value-type="string" calcext:value-type="string">
            <text:p>f_deriv</text:p>
          </table:table-cell>
          <table:table-cell office:value-type="string" calcext:value-type="string">
            <text:p>a_i value</text:p>
          </table:table-cell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O</text:p>
          </table:table-cell>
          <table:table-cell table:formula="of:=EXP(-[.C9]) / ((1+EXP(-[.C9]))*(1+EXP(-[.C9])))" office:value-type="float" office:value="0.0828195669907411" calcext:value-type="float">
            <text:p>0.082819566990741</text:p>
          </table:table-cell>
          <table:table-cell office:value-type="float" office:value="1" calcext:value-type="float">
            <text:p>1</text:p>
          </table:table-cell>
          <table:table-cell table:formula="of:=[.E4]*[.C13]+[.F4]*[.F13]" office:value-type="float" office:value="-0.02" calcext:value-type="float">
            <text:p>-0.02</text:p>
          </table:table-cell>
          <table:table-cell table:formula="of:=[.C44]*([.D44]+[.E44])" office:value-type="float" office:value="0.0811631756509263" calcext:value-type="float">
            <text:p>0.081163175650926</text:p>
          </table:table-cell>
          <table:table-cell table:formula="of:=[.E44]+[.D44]" office:value-type="float" office:value="0.98" calcext:value-type="float">
            <text:p>0.9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1</text:p>
          </table:table-cell>
          <table:table-cell table:formula="of:=EXP(-[.C9]) / ((1+EXP(-[.C9]))*(1+EXP(-[.C9])))" office:value-type="float" office:value="0.0828195669907411" calcext:value-type="float">
            <text:p>0.082819566990741</text:p>
          </table:table-cell>
          <table:table-cell office:value-type="float" office:value="1" calcext:value-type="float">
            <text:p>1</text:p>
          </table:table-cell>
          <table:table-cell table:formula="of:=[.E4]*[.C14]+[.F4]*[.F14]" office:value-type="float" office:value="0.013" calcext:value-type="float">
            <text:p>0.013</text:p>
          </table:table-cell>
          <table:table-cell table:formula="of:=[.C45]*([.D45]+[.E45])" office:value-type="float" office:value="0.0838962213616207" calcext:value-type="float">
            <text:p>0.083896221361621</text:p>
          </table:table-cell>
          <table:table-cell table:formula="of:=[.E45]+[.D45]" office:value-type="float" office:value="1.013" calcext:value-type="float">
            <text:p>1.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O</text:p>
          </table:table-cell>
          <table:table-cell table:formula="of:=EXP(-[.C9]) / ((1+EXP(-[.C9]))*(1+EXP(-[.C9])))" office:value-type="float" office:value="0.0828195669907411" calcext:value-type="float">
            <text:p>0.082819566990741</text:p>
          </table:table-cell>
          <table:table-cell office:value-type="float" office:value="2" calcext:value-type="float">
            <text:p>2</text:p>
          </table:table-cell>
          <table:table-cell table:formula="of:=[.E4]*[.C15]+[.F4]*[.F15]" office:value-type="float" office:value="0.012" calcext:value-type="float">
            <text:p>0.012</text:p>
          </table:table-cell>
          <table:table-cell table:formula="of:=[.C46]*([.D46]+[.E46])" office:value-type="float" office:value="0.166632968785371" calcext:value-type="float">
            <text:p>0.166632968785371</text:p>
          </table:table-cell>
          <table:table-cell table:formula="of:=[.E46]+[.D46]" office:value-type="float" office:value="2.012" calcext:value-type="float">
            <text:p>2.0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1_</text:p>
          </table:table-cell>
          <table:table-cell table:formula="of:=EXP(-[.C9]) / ((1+EXP(-[.C9]))*(1+EXP(-[.C9])))" office:value-type="float" office:value="0.0828195669907411" calcext:value-type="float">
            <text:p>0.082819566990741</text:p>
          </table:table-cell>
          <table:table-cell office:value-type="float" office:value="2" calcext:value-type="float">
            <text:p>2</text:p>
          </table:table-cell>
          <table:table-cell table:formula="of:=[.E4]*[.C16]+[.F4]*[.F16]" office:value-type="float" office:value="0.057" calcext:value-type="float">
            <text:p>0.057</text:p>
          </table:table-cell>
          <table:table-cell table:formula="of:=[.C47]*([.D47]+[.E47])" office:value-type="float" office:value="0.170359849299954" calcext:value-type="float">
            <text:p>0.170359849299954</text:p>
          </table:table-cell>
          <table:table-cell table:formula="of:=[.E47]+[.D47]" office:value-type="float" office:value="2.057" calcext:value-type="float">
            <text:p>2.05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O</text:p>
          </table:table-cell>
          <table:table-cell table:formula="of:=EXP(-[.C9]) / ((1+EXP(-[.C9]))*(1+EXP(-[.C9])))" office:value-type="float" office:value="0.0828195669907411" calcext:value-type="float">
            <text:p>0.082819566990741</text:p>
          </table:table-cell>
          <table:table-cell office:value-type="float" office:value="1" calcext:value-type="float">
            <text:p>1</text:p>
          </table:table-cell>
          <table:table-cell table:formula="of:=[.E4]*[.C17]+[.F4]*[.F17]" office:value-type="float" office:value="-0.06" calcext:value-type="float">
            <text:p>-0.06</text:p>
          </table:table-cell>
          <table:table-cell table:formula="of:=[.C48]*([.D48]+[.E48])" office:value-type="float" office:value="0.0778503929712966" calcext:value-type="float">
            <text:p>0.077850392971297</text:p>
          </table:table-cell>
          <table:table-cell table:formula="of:=[.E48]+[.D48]" office:value-type="float" office:value="0.94" calcext:value-type="float">
            <text:p>0.9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EXP(-[.C9]) / ((1+EXP(-[.C9]))*(1+EXP(-[.C9])))" office:value-type="float" office:value="0.0828195669907411" calcext:value-type="float">
            <text:p>0.082819566990741</text:p>
          </table:table-cell>
          <table:table-cell office:value-type="float" office:value="1" calcext:value-type="float">
            <text:p>1</text:p>
          </table:table-cell>
          <table:table-cell table:formula="of:=[.E4]*[.C18]+[.F4]*[.F18]" office:value-type="float" office:value="0.062" calcext:value-type="float">
            <text:p>0.062</text:p>
          </table:table-cell>
          <table:table-cell table:formula="of:=[.C49]*([.D49]+[.E49])" office:value-type="float" office:value="0.0879543801441671" calcext:value-type="float">
            <text:p>0.087954380144167</text:p>
          </table:table-cell>
          <table:table-cell table:formula="of:=[.E49]+[.D49]" office:value-type="float" office:value="1.062" calcext:value-type="float">
            <text:p>1.062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style-name="ce10" office:value-type="string" calcext:value-type="string">
            <text:p>hwieghts</text:p>
          </table:table-cell>
          <table:table-cell table:style-name="ce10" office:value-type="string" calcext:value-type="string">
            <text:p>OO</text:p>
          </table:table-cell>
          <table:table-cell table:formula="of:=EXP(-[.C9]) / ((1+EXP(-[.C9]))*(1+EXP(-[.C9])))" office:value-type="float" office:value="0.0828195669907411" calcext:value-type="float">
            <text:p>0.082819566990741</text:p>
          </table:table-cell>
          <table:table-cell office:value-type="float" office:value="3" calcext:value-type="float">
            <text:p>3</text:p>
          </table:table-cell>
          <table:table-cell table:formula="of:=[.E4]*[.C20]+[.F4]*[.F20]" office:value-type="float" office:value="0.106" calcext:value-type="float">
            <text:p>0.106</text:p>
          </table:table-cell>
          <table:table-cell table:formula="of:=[.C51]*([.D51]+[.E51])" office:value-type="float" office:value="0.257237575073242" calcext:value-type="float">
            <text:p>0.25723757507324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1</text:p>
          </table:table-cell>
          <table:table-cell table:formula="of:=EXP(-[.C9]) / ((1+EXP(-[.C9]))*(1+EXP(-[.C9])))" office:value-type="float" office:value="0.0828195669907411" calcext:value-type="float">
            <text:p>0.082819566990741</text:p>
          </table:table-cell>
          <table:table-cell office:value-type="float" office:value="3" calcext:value-type="float">
            <text:p>3</text:p>
          </table:table-cell>
          <table:table-cell table:formula="of:=[.E4]*[.C21]+[.F4]*[.F21]" office:value-type="float" office:value="0.01" calcext:value-type="float">
            <text:p>0.01</text:p>
          </table:table-cell>
          <table:table-cell table:formula="of:=[.C52]*([.D52]+[.E52])" office:value-type="float" office:value="0.249286896642131" calcext:value-type="float">
            <text:p>0.24928689664213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O</text:p>
          </table:table-cell>
          <table:table-cell table:formula="of:=EXP(-[.C9]) / ((1+EXP(-[.C9]))*(1+EXP(-[.C9])))" office:value-type="float" office:value="0.0828195669907411" calcext:value-type="float">
            <text:p>0.082819566990741</text:p>
          </table:table-cell>
          <table:table-cell office:value-type="float" office:value="4" calcext:value-type="float">
            <text:p>4</text:p>
          </table:table-cell>
          <table:table-cell table:formula="of:=[.E4]*[.C22]+[.F4]*[.F22]" office:value-type="float" office:value="-0.043" calcext:value-type="float">
            <text:p>-0.043</text:p>
          </table:table-cell>
          <table:table-cell table:formula="of:=[.C53]*([.D53]+[.E53])" office:value-type="float" office:value="0.327717026582363" calcext:value-type="float">
            <text:p>0.32771702658236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1_</text:p>
          </table:table-cell>
          <table:table-cell table:formula="of:=EXP(-[.C9]) / ((1+EXP(-[.C9]))*(1+EXP(-[.C9])))" office:value-type="float" office:value="0.0828195669907411" calcext:value-type="float">
            <text:p>0.082819566990741</text:p>
          </table:table-cell>
          <table:table-cell office:value-type="float" office:value="4" calcext:value-type="float">
            <text:p>4</text:p>
          </table:table-cell>
          <table:table-cell table:formula="of:=[.E4]*[.C23]+[.F4]*[.F23]" office:value-type="float" office:value="0.011" calcext:value-type="float">
            <text:p>0.011</text:p>
          </table:table-cell>
          <table:table-cell table:formula="of:=[.C54]*([.D54]+[.E54])" office:value-type="float" office:value="0.332189283199863" calcext:value-type="float">
            <text:p>0.332189283199863</text:p>
          </table:table-cell>
          <table:table-cell table:number-columns-repeated="3"/>
        </table:table-row>
        <table:table-row table:style-name="ro1" table:number-rows-repeated="7">
          <table:table-cell table:number-columns-repeated="9"/>
        </table:table-row>
        <table:table-row table:style-name="ro1">
          <table:table-cell office:value-type="string" calcext:value-type="string">
            <text:p>z</text:p>
          </table:table-cell>
          <table:table-cell table:style-name="ce7" table:formula="of:=[.E1]*[.E3]+[.F1]*[.F3]+[.G1]*[.G3]+[.H1]*[.H3]+[.I1]*[.I3]" office:value-type="float" office:value="3.3" calcext:value-type="float">
            <text:p>3.3000</text:p>
          </table:table-cell>
          <table:table-cell table:style-name="ce7" table:formula="of:=[.E1]*[.E4]+[.F1]*[.F4]+[.G1]*[.G4]+[.H1]*[.H4]+[.I1]*[.I4]" office:value-type="float" office:value="2.3" calcext:value-type="float">
            <text:p>2.3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table:formula="of:=1/(1+EXP(-[.B62]))" office:value-type="float" office:value="0.964428810727364" calcext:value-type="float">
            <text:p>0.964428810727364</text:p>
          </table:table-cell>
          <table:table-cell table:formula="of:=1/(1+EXP(-[.C62]))" office:value-type="float" office:value="0.908877038985144" calcext:value-type="float">
            <text:p>0.9088770389851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deriv(z)</text:p>
          </table:table-cell>
          <table:table-cell table:formula="of:=EXP(-[.B62]) / ((1+EXP(-[.B62]))*(1+EXP(-[.B62])))" office:value-type="float" office:value="0.0343058797663664" calcext:value-type="float">
            <text:p>0.034305879766367</text:p>
          </table:table-cell>
          <table:table-cell table:formula="of:=EXP(-[.C62]) / ((1+EXP(-[.C62]))*(1+EXP(-[.C62])))" office:value-type="float" office:value="0.0828195669907411" calcext:value-type="float">
            <text:p>0.0828195669907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0</text:p>
          </table:table-cell>
          <table:table-cell office:value-type="string" calcext:value-type="string">
            <text:p>OO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OO</text:p>
          </table:table-cell>
          <table:table-cell office:value-type="float" office:value="0.15" calcext:value-type="float">
            <text:p>0.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O1</text:p>
          </table:table-cell>
          <table:table-cell office:value-type="float" office:value="0.13" calcext:value-type="float">
            <text:p>0.1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O</text:p>
          </table:table-cell>
          <table:table-cell office:value-type="float" office:value="-0.18" calcext:value-type="float">
            <text:p>-0.18</text:p>
          </table:table-cell>
          <table:table-cell/>
          <table:table-cell office:value-type="string" calcext:value-type="string">
            <text:p>1O</text:p>
          </table:table-cell>
          <table:table-cell office:value-type="float" office:value="-0.31" calcext:value-type="float">
            <text:p>-0.3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1_</text:p>
          </table:table-cell>
          <table:table-cell office:value-type="float" office:value="0.32" calcext:value-type="float">
            <text:p>0.32</text:p>
          </table:table-cell>
          <table:table-cell/>
          <table:table-cell office:value-type="string" calcext:value-type="string">
            <text:p>11_</text:p>
          </table:table-cell>
          <table:table-cell office:value-type="float" office:value="0.02" calcext:value-type="float">
            <text:p>0.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-0.22" calcext:value-type="float">
            <text:p>-0.2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14" calcext:value-type="float">
            <text:p>0.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43" calcext:value-type="float">
            <text:p>0.4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style-name="ce10" office:value-type="string" calcext:value-type="string">
            <text:p>hwieghts</text:p>
          </table:table-cell>
          <table:table-cell table:style-name="ce10" office:value-type="string" calcext:value-type="string">
            <text:p>OO</text:p>
          </table:table-cell>
          <table:table-cell table:style-name="ce10" office:value-type="float" office:value="-0.71" calcext:value-type="float">
            <text:p>-0.71</text:p>
          </table:table-cell>
          <table:table-cell table:style-name="ce10" office:value-type="string" calcext:value-type="string">
            <text:p>hwieghts</text:p>
          </table:table-cell>
          <table:table-cell table:style-name="ce10" office:value-type="string" calcext:value-type="string">
            <text:p>OO</text:p>
          </table:table-cell>
          <table:table-cell table:style-name="ce10" office:value-type="float" office:value="0.53" calcext:value-type="float">
            <text:p>0.53</text:p>
          </table:table-cell>
          <table:table-cell table:style-name="ce10"/>
          <table:table-cell table:number-columns-repeated="2"/>
        </table:table-row>
        <table:table-row table:style-name="ro1">
          <table:table-cell/>
          <table:table-cell office:value-type="string" calcext:value-type="string">
            <text:p>O1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string" calcext:value-type="string">
            <text:p>O1</text:p>
          </table:table-cell>
          <table:table-cell office:value-type="float" office:value="-0.35" calcext:value-type="float">
            <text:p>-0.3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O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1O</text:p>
          </table:table-cell>
          <table:table-cell office:value-type="float" office:value="-0.24" calcext:value-type="float">
            <text:p>-0.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1_</text:p>
          </table:table-cell>
          <table:table-cell office:value-type="float" office:value="0.22" calcext:value-type="float">
            <text:p>0.22</text:p>
          </table:table-cell>
          <table:table-cell/>
          <table:table-cell office:value-type="string" calcext:value-type="string">
            <text:p>11_</text:p>
          </table:table-cell>
          <table:table-cell office:value-type="float" office:value="0.01" calcext:value-type="float">
            <text:p>0.01</text:p>
          </table:table-cell>
          <table:table-cell table:number-columns-repeated="3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office:value-type="string" calcext:value-type="string">
            <text:p>weight index</text:p>
          </table:table-cell>
          <table:table-cell office:value-type="string" calcext:value-type="string">
            <text:p>f_deriv</text:p>
          </table:table-cell>
          <table:table-cell office:value-type="string" calcext:value-type="string">
            <text:p>a_i value</text:p>
          </table:table-cell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0</text:p>
          </table:table-cell>
          <table:table-cell office:value-type="string" calcext:value-type="string">
            <text:p>OO</text:p>
          </table:table-cell>
          <table:table-cell table:formula="of:=EXP(-[.B62]) / ((1+EXP(-[.B62]))*(1+EXP(-[.B62])))" office:value-type="float" office:value="0.0343058797663664" calcext:value-type="float">
            <text:p>0.034305879766367</text:p>
          </table:table-cell>
          <table:table-cell office:value-type="float" office:value="0" calcext:value-type="float">
            <text:p>0</text:p>
          </table:table-cell>
          <table:table-cell table:formula="of:=[.E3]*[.C65]+[.F3]*[.F65]" office:value-type="float" office:value="0.06" calcext:value-type="float">
            <text:p>0.06</text:p>
          </table:table-cell>
          <table:table-cell table:formula="of:=[.C81]*([.D81]+[.E81])" office:value-type="float" office:value="0.00205835278598199" calcext:value-type="float">
            <text:p>0.002058352785982</text:p>
          </table:table-cell>
          <table:table-cell table:formula="of:=[.E81]+[.D81]" office:value-type="float" office:value="0.06" calcext:value-type="float">
            <text:p>0.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1</text:p>
          </table:table-cell>
          <table:table-cell table:formula="of:=EXP(-[.B62]) / ((1+EXP(-[.B62]))*(1+EXP(-[.B62])))" office:value-type="float" office:value="0.0343058797663664" calcext:value-type="float">
            <text:p>0.034305879766367</text:p>
          </table:table-cell>
          <table:table-cell office:value-type="float" office:value="0" calcext:value-type="float">
            <text:p>0</text:p>
          </table:table-cell>
          <table:table-cell table:formula="of:=[.E3]*[.C66]+[.F3]*[.F66]" office:value-type="float" office:value="0.189" calcext:value-type="float">
            <text:p>0.189</text:p>
          </table:table-cell>
          <table:table-cell table:formula="of:=[.C82]*([.D82]+[.E82])" office:value-type="float" office:value="0.00648381127584326" calcext:value-type="float">
            <text:p>0.006483811275843</text:p>
          </table:table-cell>
          <table:table-cell table:formula="of:=[.E82]+[.D82]" office:value-type="float" office:value="0.189" calcext:value-type="float">
            <text:p>0.18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O</text:p>
          </table:table-cell>
          <table:table-cell table:formula="of:=EXP(-[.B62]) / ((1+EXP(-[.B62]))*(1+EXP(-[.B62])))" office:value-type="float" office:value="0.0343058797663664" calcext:value-type="float">
            <text:p>0.034305879766367</text:p>
          </table:table-cell>
          <table:table-cell office:value-type="float" office:value="0" calcext:value-type="float">
            <text:p>0</text:p>
          </table:table-cell>
          <table:table-cell table:formula="of:=[.E3]*[.C67]+[.F3]*[.F67]" office:value-type="float" office:value="-0.147" calcext:value-type="float">
            <text:p>-0.147</text:p>
          </table:table-cell>
          <table:table-cell table:formula="of:=[.C83]*([.D83]+[.E83])" office:value-type="float" office:value="-0.00504296432565587" calcext:value-type="float">
            <text:p>-0.005042964325656</text:p>
          </table:table-cell>
          <table:table-cell table:formula="of:=[.E83]+[.D83]" office:value-type="float" office:value="-0.147" calcext:value-type="float">
            <text:p>-0.14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1_</text:p>
          </table:table-cell>
          <table:table-cell table:formula="of:=EXP(-[.B62]) / ((1+EXP(-[.B62]))*(1+EXP(-[.B62])))" office:value-type="float" office:value="0.0343058797663664" calcext:value-type="float">
            <text:p>0.034305879766367</text:p>
          </table:table-cell>
          <table:table-cell office:value-type="float" office:value="0" calcext:value-type="float">
            <text:p>0</text:p>
          </table:table-cell>
          <table:table-cell table:formula="of:=[.E3]*[.C68]+[.F3]*[.F68]" office:value-type="float" office:value="0.102" calcext:value-type="float">
            <text:p>0.102</text:p>
          </table:table-cell>
          <table:table-cell table:formula="of:=[.C84]*([.D84]+[.E84])" office:value-type="float" office:value="0.00349919973616938" calcext:value-type="float">
            <text:p>0.003499199736169</text:p>
          </table:table-cell>
          <table:table-cell table:formula="of:=[.E84]+[.D84]" office:value-type="float" office:value="0.102" calcext:value-type="float">
            <text:p>0.1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O</text:p>
          </table:table-cell>
          <table:table-cell table:formula="of:=EXP(-[.B62]) / ((1+EXP(-[.B62]))*(1+EXP(-[.B62])))" office:value-type="float" office:value="0.0343058797663664" calcext:value-type="float">
            <text:p>0.034305879766367</text:p>
          </table:table-cell>
          <table:table-cell office:value-type="float" office:value="0" calcext:value-type="float">
            <text:p>0</text:p>
          </table:table-cell>
          <table:table-cell table:formula="of:=[.E3]*[.C69]+[.F3]*[.F69]" office:value-type="float" office:value="-0.024" calcext:value-type="float">
            <text:p>-0.024</text:p>
          </table:table-cell>
          <table:table-cell table:formula="of:=[.C85]*([.D85]+[.E85])" office:value-type="float" office:value="-0.000823341114392795" calcext:value-type="float">
            <text:p>-0.000823341114393</text:p>
          </table:table-cell>
          <table:table-cell table:formula="of:=[.E85]+[.D85]" office:value-type="float" office:value="-0.024" calcext:value-type="float">
            <text:p>-0.0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EXP(-[.B62]) / ((1+EXP(-[.B62]))*(1+EXP(-[.B62])))" office:value-type="float" office:value="0.0343058797663664" calcext:value-type="float">
            <text:p>0.034305879766367</text:p>
          </table:table-cell>
          <table:table-cell office:value-type="float" office:value="0" calcext:value-type="float">
            <text:p>0</text:p>
          </table:table-cell>
          <table:table-cell table:formula="of:=[.E3]*[.C70]+[.F3]*[.F70]" office:value-type="float" office:value="0.231" calcext:value-type="float">
            <text:p>0.231</text:p>
          </table:table-cell>
          <table:table-cell table:formula="of:=[.C86]*([.D86]+[.E86])" office:value-type="float" office:value="0.00792465822603065" calcext:value-type="float">
            <text:p>0.007924658226031</text:p>
          </table:table-cell>
          <table:table-cell table:formula="of:=[.E86]+[.D86]" office:value-type="float" office:value="0.231" calcext:value-type="float">
            <text:p>0.231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style-name="ce10" office:value-type="string" calcext:value-type="string">
            <text:p>hwieghts</text:p>
          </table:table-cell>
          <table:table-cell table:style-name="ce10" office:value-type="string" calcext:value-type="string">
            <text:p>OO</text:p>
          </table:table-cell>
          <table:table-cell table:formula="of:=EXP(-[.B62]) / ((1+EXP(-[.B62]))*(1+EXP(-[.B62])))" office:value-type="float" office:value="0.0343058797663664" calcext:value-type="float">
            <text:p>0.034305879766367</text:p>
          </table:table-cell>
          <table:table-cell office:value-type="float" office:value="0" calcext:value-type="float">
            <text:p>0</text:p>
          </table:table-cell>
          <table:table-cell table:formula="of:=[.E3]*[.C72]+[.F3]*[.F72]" office:value-type="float" office:value="-0.054" calcext:value-type="float">
            <text:p>-0.054</text:p>
          </table:table-cell>
          <table:table-cell table:formula="of:=[.C88]*([.D88]+[.E88])" office:value-type="float" office:value="-0.00185251750738379" calcext:value-type="float">
            <text:p>-0.00185251750738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1</text:p>
          </table:table-cell>
          <table:table-cell table:formula="of:=EXP(-[.B62]) / ((1+EXP(-[.B62]))*(1+EXP(-[.B62])))" office:value-type="float" office:value="0.0343058797663664" calcext:value-type="float">
            <text:p>0.034305879766367</text:p>
          </table:table-cell>
          <table:table-cell office:value-type="float" office:value="0" calcext:value-type="float">
            <text:p>0</text:p>
          </table:table-cell>
          <table:table-cell table:formula="of:=[.E3]*[.C73]+[.F3]*[.F73]" office:value-type="float" office:value="0" calcext:value-type="float">
            <text:p>0</text:p>
          </table:table-cell>
          <table:table-cell table:formula="of:=[.C89]*([.D89]+[.E8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O</text:p>
          </table:table-cell>
          <table:table-cell table:formula="of:=EXP(-[.B62]) / ((1+EXP(-[.B62]))*(1+EXP(-[.B62])))" office:value-type="float" office:value="0.0343058797663664" calcext:value-type="float">
            <text:p>0.034305879766367</text:p>
          </table:table-cell>
          <table:table-cell office:value-type="float" office:value="0" calcext:value-type="float">
            <text:p>0</text:p>
          </table:table-cell>
          <table:table-cell table:formula="of:=[.E3]*[.C74]+[.F3]*[.F74]" office:value-type="float" office:value="-0.012" calcext:value-type="float">
            <text:p>-0.012</text:p>
          </table:table-cell>
          <table:table-cell table:formula="of:=[.C90]*([.D90]+[.E90])" office:value-type="float" office:value="-0.000411670557196397" calcext:value-type="float">
            <text:p>-0.00041167055719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1_</text:p>
          </table:table-cell>
          <table:table-cell table:formula="of:=EXP(-[.B62]) / ((1+EXP(-[.B62]))*(1+EXP(-[.B62])))" office:value-type="float" office:value="0.0343058797663664" calcext:value-type="float">
            <text:p>0.034305879766367</text:p>
          </table:table-cell>
          <table:table-cell office:value-type="float" office:value="0" calcext:value-type="float">
            <text:p>0</text:p>
          </table:table-cell>
          <table:table-cell table:formula="of:=[.E3]*[.C75]+[.F3]*[.F75]" office:value-type="float" office:value="0.069" calcext:value-type="float">
            <text:p>0.069</text:p>
          </table:table-cell>
          <table:table-cell table:formula="of:=[.C91]*([.D91]+[.E91])" office:value-type="float" office:value="0.00236710570387929" calcext:value-type="float">
            <text:p>0.002367105703879</text:p>
          </table:table-cell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weight index</text:p>
          </table:table-cell>
          <table:table-cell office:value-type="string" calcext:value-type="string">
            <text:p>f_deriv</text:p>
          </table:table-cell>
          <table:table-cell office:value-type="string" calcext:value-type="string">
            <text:p>a_i value</text:p>
          </table:table-cell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O</text:p>
          </table:table-cell>
          <table:table-cell table:formula="of:=EXP(-[.C62]) / ((1+EXP(-[.C62]))*(1+EXP(-[.C62])))" office:value-type="float" office:value="0.0828195669907411" calcext:value-type="float">
            <text:p>0.082819566990741</text:p>
          </table:table-cell>
          <table:table-cell office:value-type="float" office:value="0" calcext:value-type="float">
            <text:p>0</text:p>
          </table:table-cell>
          <table:table-cell table:formula="of:=[.E4]*[.C65]+[.F4]*[.F65]" office:value-type="float" office:value="0.02" calcext:value-type="float">
            <text:p>0.02</text:p>
          </table:table-cell>
          <table:table-cell table:formula="of:=[.C96]*([.D96]+[.E96])" office:value-type="float" office:value="0.00165639133981482" calcext:value-type="float">
            <text:p>0.001656391339815</text:p>
          </table:table-cell>
          <table:table-cell table:formula="of:=[.E96]+[.D96]" office:value-type="float" office:value="0.02" calcext:value-type="float">
            <text:p>0.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1</text:p>
          </table:table-cell>
          <table:table-cell table:formula="of:=EXP(-[.C62]) / ((1+EXP(-[.C62]))*(1+EXP(-[.C62])))" office:value-type="float" office:value="0.0828195669907411" calcext:value-type="float">
            <text:p>0.082819566990741</text:p>
          </table:table-cell>
          <table:table-cell office:value-type="float" office:value="0" calcext:value-type="float">
            <text:p>0</text:p>
          </table:table-cell>
          <table:table-cell table:formula="of:=[.E4]*[.C66]+[.F4]*[.F66]" office:value-type="float" office:value="0.063" calcext:value-type="float">
            <text:p>0.063</text:p>
          </table:table-cell>
          <table:table-cell table:formula="of:=[.C97]*([.D97]+[.E97])" office:value-type="float" office:value="0.00521763272041669" calcext:value-type="float">
            <text:p>0.005217632720417</text:p>
          </table:table-cell>
          <table:table-cell table:formula="of:=[.E97]+[.D97]" office:value-type="float" office:value="0.063" calcext:value-type="float">
            <text:p>0.06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O</text:p>
          </table:table-cell>
          <table:table-cell table:formula="of:=EXP(-[.C62]) / ((1+EXP(-[.C62]))*(1+EXP(-[.C62])))" office:value-type="float" office:value="0.0828195669907411" calcext:value-type="float">
            <text:p>0.082819566990741</text:p>
          </table:table-cell>
          <table:table-cell office:value-type="float" office:value="0" calcext:value-type="float">
            <text:p>0</text:p>
          </table:table-cell>
          <table:table-cell table:formula="of:=[.E4]*[.C67]+[.F4]*[.F67]" office:value-type="float" office:value="-0.049" calcext:value-type="float">
            <text:p>-0.049</text:p>
          </table:table-cell>
          <table:table-cell table:formula="of:=[.C98]*([.D98]+[.E98])" office:value-type="float" office:value="-0.00405815878254631" calcext:value-type="float">
            <text:p>-0.004058158782546</text:p>
          </table:table-cell>
          <table:table-cell table:formula="of:=[.E98]+[.D98]" office:value-type="float" office:value="-0.049" calcext:value-type="float">
            <text:p>-0.04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1_</text:p>
          </table:table-cell>
          <table:table-cell table:formula="of:=EXP(-[.C62]) / ((1+EXP(-[.C62]))*(1+EXP(-[.C62])))" office:value-type="float" office:value="0.0828195669907411" calcext:value-type="float">
            <text:p>0.082819566990741</text:p>
          </table:table-cell>
          <table:table-cell office:value-type="float" office:value="0" calcext:value-type="float">
            <text:p>0</text:p>
          </table:table-cell>
          <table:table-cell table:formula="of:=[.E4]*[.C68]+[.F4]*[.F68]" office:value-type="float" office:value="0.034" calcext:value-type="float">
            <text:p>0.034</text:p>
          </table:table-cell>
          <table:table-cell table:formula="of:=[.C99]*([.D99]+[.E99])" office:value-type="float" office:value="0.0028158652776852" calcext:value-type="float">
            <text:p>0.002815865277685</text:p>
          </table:table-cell>
          <table:table-cell table:formula="of:=[.E99]+[.D99]" office:value-type="float" office:value="0.034" calcext:value-type="float">
            <text:p>0.03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O</text:p>
          </table:table-cell>
          <table:table-cell table:formula="of:=EXP(-[.C62]) / ((1+EXP(-[.C62]))*(1+EXP(-[.C62])))" office:value-type="float" office:value="0.0828195669907411" calcext:value-type="float">
            <text:p>0.082819566990741</text:p>
          </table:table-cell>
          <table:table-cell office:value-type="float" office:value="0" calcext:value-type="float">
            <text:p>0</text:p>
          </table:table-cell>
          <table:table-cell table:formula="of:=[.E4]*[.C69]+[.F4]*[.F69]" office:value-type="float" office:value="-0.008" calcext:value-type="float">
            <text:p>-0.008</text:p>
          </table:table-cell>
          <table:table-cell table:formula="of:=[.C100]*([.D100]+[.E100])" office:value-type="float" office:value="-0.000662556535925929" calcext:value-type="float">
            <text:p>-0.000662556535926</text:p>
          </table:table-cell>
          <table:table-cell table:formula="of:=[.E100]+[.D100]" office:value-type="float" office:value="-0.008" calcext:value-type="float">
            <text:p>-0.0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EXP(-[.C62]) / ((1+EXP(-[.C62]))*(1+EXP(-[.C62])))" office:value-type="float" office:value="0.0828195669907411" calcext:value-type="float">
            <text:p>0.082819566990741</text:p>
          </table:table-cell>
          <table:table-cell office:value-type="float" office:value="0" calcext:value-type="float">
            <text:p>0</text:p>
          </table:table-cell>
          <table:table-cell table:formula="of:=[.E4]*[.C70]+[.F4]*[.F70]" office:value-type="float" office:value="0.077" calcext:value-type="float">
            <text:p>0.077</text:p>
          </table:table-cell>
          <table:table-cell table:formula="of:=[.C101]*([.D101]+[.E101])" office:value-type="float" office:value="0.00637710665828707" calcext:value-type="float">
            <text:p>0.006377106658287</text:p>
          </table:table-cell>
          <table:table-cell table:formula="of:=[.E101]+[.D101]" office:value-type="float" office:value="0.077" calcext:value-type="float">
            <text:p>0.077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style-name="ce10" office:value-type="string" calcext:value-type="string">
            <text:p>hwieghts</text:p>
          </table:table-cell>
          <table:table-cell table:style-name="ce10" office:value-type="string" calcext:value-type="string">
            <text:p>OO</text:p>
          </table:table-cell>
          <table:table-cell table:formula="of:=EXP(-[.C62]) / ((1+EXP(-[.C62]))*(1+EXP(-[.C62])))" office:value-type="float" office:value="0.0828195669907411" calcext:value-type="float">
            <text:p>0.082819566990741</text:p>
          </table:table-cell>
          <table:table-cell office:value-type="float" office:value="0" calcext:value-type="float">
            <text:p>0</text:p>
          </table:table-cell>
          <table:table-cell table:formula="of:=[.E4]*[.C72]+[.F4]*[.F72]" office:value-type="float" office:value="-0.018" calcext:value-type="float">
            <text:p>-0.018</text:p>
          </table:table-cell>
          <table:table-cell table:formula="of:=[.C103]*([.D103]+[.E103])" office:value-type="float" office:value="-0.00149075220583334" calcext:value-type="float">
            <text:p>-0.00149075220583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1</text:p>
          </table:table-cell>
          <table:table-cell table:formula="of:=EXP(-[.C62]) / ((1+EXP(-[.C62]))*(1+EXP(-[.C62])))" office:value-type="float" office:value="0.0828195669907411" calcext:value-type="float">
            <text:p>0.082819566990741</text:p>
          </table:table-cell>
          <table:table-cell office:value-type="float" office:value="0" calcext:value-type="float">
            <text:p>0</text:p>
          </table:table-cell>
          <table:table-cell table:formula="of:=[.E4]*[.C73]+[.F4]*[.F73]" office:value-type="float" office:value="0" calcext:value-type="float">
            <text:p>0</text:p>
          </table:table-cell>
          <table:table-cell table:formula="of:=[.C104]*([.D104]+[.E10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O</text:p>
          </table:table-cell>
          <table:table-cell table:formula="of:=EXP(-[.C62]) / ((1+EXP(-[.C62]))*(1+EXP(-[.C62])))" office:value-type="float" office:value="0.0828195669907411" calcext:value-type="float">
            <text:p>0.082819566990741</text:p>
          </table:table-cell>
          <table:table-cell office:value-type="float" office:value="0" calcext:value-type="float">
            <text:p>0</text:p>
          </table:table-cell>
          <table:table-cell table:formula="of:=[.E4]*[.C74]+[.F4]*[.F74]" office:value-type="float" office:value="-0.004" calcext:value-type="float">
            <text:p>-0.004</text:p>
          </table:table-cell>
          <table:table-cell table:formula="of:=[.C105]*([.D105]+[.E105])" office:value-type="float" office:value="-0.000331278267962964" calcext:value-type="float">
            <text:p>-0.00033127826796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1_</text:p>
          </table:table-cell>
          <table:table-cell table:formula="of:=EXP(-[.C62]) / ((1+EXP(-[.C62]))*(1+EXP(-[.C62])))" office:value-type="float" office:value="0.0828195669907411" calcext:value-type="float">
            <text:p>0.082819566990741</text:p>
          </table:table-cell>
          <table:table-cell office:value-type="float" office:value="0" calcext:value-type="float">
            <text:p>0</text:p>
          </table:table-cell>
          <table:table-cell table:formula="of:=[.E4]*[.C75]+[.F4]*[.F75]" office:value-type="float" office:value="0.023" calcext:value-type="float">
            <text:p>0.023</text:p>
          </table:table-cell>
          <table:table-cell table:formula="of:=[.C106]*([.D106]+[.E106])" office:value-type="float" office:value="0.00190485004078705" calcext:value-type="float">
            <text:p>0.001904850040787</text:p>
          </table:table-cell>
          <table:table-cell table:number-columns-repeated="3"/>
        </table:table-row>
      </table:table>
      <table:table table:name="RNN_feedforward_2nd_" table:style-name="ta1"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212" calcext:value-type="float">
            <text:p>212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outp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table:formula="of:=[RNN_feedforward_2nd.H86]" office:value-type="float" office:value="0.484260142907965" calcext:value-type="float">
            <text:p>0.484260142907965</text:p>
          </table:table-cell>
          <table:table-cell table:formula="of:=[RNN_feedforward_2nd.H87]" office:value-type="float" office:value="0.515739857092035" calcext:value-type="float">
            <text:p>0.5157398570920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style-name="ce7" table:formula="of:=[.C4]*[.C7]+[.D4]*[.D7]+[.E4]*[.E7]+[.F4]*[.F7]+[.G4]*[.G7]" office:value-type="float" office:value="1.3484260142908" calcext:value-type="float">
            <text:p>1.34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1/(1+EXP(-[.H8]))" office:value-type="float" office:value="0.793872181665102" calcext:value-type="float">
            <text:p>0.79387218166510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8"/>
          <table:table-cell table:formula="of:=[.H9]*[.H4]+[.I9]*[.I4]" office:value-type="float" office:value="0.77938721816651" calcext:value-type="float">
            <text:p>0.77938721816651</text:p>
          </table:table-cell>
          <table:table-cell table:formula="of:=[.H9]*[.H5]+[.I5]*[.I9]" office:value-type="float" office:value="1.05877443633302" calcext:value-type="float">
            <text:p>1.058774436333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8"/>
          <table:table-cell table:formula="of:=1/(1+EXP(-[.J10]))" office:value-type="float" office:value="0.685548030398803" calcext:value-type="float">
            <text:p>0.685548030398803</text:p>
          </table:table-cell>
          <table:table-cell table:style-name="ce1" table:formula="of:=1/(1+EXP(-[.K10]))" office:value-type="float" office:value="0.742456268841488" calcext:value-type="float">
            <text:p>0.74245626884148800000</text:p>
          </table:table-cell>
          <table:table-cell table:number-columns-repeated="2"/>
        </table:table-row>
        <table:table-row table:style-name="ro1" table:number-rows-repeated="6">
          <table:table-cell table:number-columns-repeated="13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out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table:formula="of:=[RNN_feedforward_2nd.H86]" office:value-type="float" office:value="0.484260142907965" calcext:value-type="float">
            <text:p>0.484260142907965</text:p>
          </table:table-cell>
          <table:table-cell table:formula="of:=[RNN_feedforward_2nd.H87]" office:value-type="float" office:value="0.515739857092035" calcext:value-type="float">
            <text:p>0.5157398570920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style-name="ce7" table:formula="of:=[.C18]*[.C21]+[.D18]*[.D21]+[.E18]*[.E21]+[.F18]*[.F21]+[.G18]*[.G21]" office:value-type="float" office:value="1.09685202858159" calcext:value-type="float">
            <text:p>1.0969</text:p>
          </table:table-cell>
          <table:table-cell table:formula="of:=[.C21]*[.C19]+[.D21]*[.D19]+[.E21]*[.E19]+[.F21]*[.F19]+[.G21]*[.G19]" office:value-type="float" office:value="1.34527804287239" calcext:value-type="float">
            <text:p>1.345278042872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1/(1+EXP(-[.H22]))" office:value-type="float" office:value="0.749669806012213" calcext:value-type="float">
            <text:p>0.749669806012213</text:p>
          </table:table-cell>
          <table:table-cell table:formula="of:=1/(1+EXP(-[.I22]))" office:value-type="float" office:value="0.793356573763085" calcext:value-type="float">
            <text:p>0.79335657376308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9"/>
          <table:table-cell table:formula="of:=[.H23]*[.H18]+[.I23]*[.I18]+[.J23]*[.J18]" office:value-type="float" office:value="1.4540384827873" calcext:value-type="float">
            <text:p>1.4540384827873</text:p>
          </table:table-cell>
          <table:table-cell table:formula="of:=[.H23]*[.H19]+[.I19]*[.I23]+[.J23]*[.J19]" office:value-type="float" office:value="1.05867131475262" calcext:value-type="float">
            <text:p>1.05867131475262</text:p>
          </table:table-cell>
          <table:table-cell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9"/>
          <table:table-cell table:style-name="ce1" table:formula="of:=1/(1+EXP(-[.K24]))" office:value-type="float" office:value="0.810619182433587" calcext:value-type="float">
            <text:p>0.81061918243358700000</text:p>
          </table:table-cell>
          <table:table-cell table:formula="of:=1/(1+EXP(-[.L24]))" office:value-type="float" office:value="0.74243654995985" calcext:value-type="float">
            <text:p>0.74243654995985</text:p>
          </table:table-cell>
          <table:table-cell/>
        </table:table-row>
        <table:table-row table:style-name="ro1" table:number-rows-repeated="34">
          <table:table-cell table:number-columns-repeated="13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out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table:formula="of:=[RNN_feedforward_2nd.H86]" office:value-type="float" office:value="0.484260142907965" calcext:value-type="float">
            <text:p>0.484260142907965</text:p>
          </table:table-cell>
          <table:table-cell table:formula="of:=[RNN_feedforward_2nd.H87]" office:value-type="float" office:value="0.515739857092035" calcext:value-type="float">
            <text:p>0.5157398570920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style-name="ce7" table:formula="of:=[.C60]*[.C63]+[.D60]*[.D63]+[.E60]*[.E63]+[.F60]*[.F63]+[.G60]*[.G63]" office:value-type="float" office:value="1.09685202858159" calcext:value-type="float">
            <text:p>1.0969</text:p>
          </table:table-cell>
          <table:table-cell table:formula="of:=[.C63]*[.C61]+[.D63]*[.D61]+[.E63]*[.E61]+[.F63]*[.F61]+[.G63]*[.G61]" office:value-type="float" office:value="1.3484260142908" calcext:value-type="float">
            <text:p>1.34842601429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TANH([.H64])" office:value-type="float" office:value="0.799365413394301" calcext:value-type="float">
            <text:p>0.799365413394301</text:p>
          </table:table-cell>
          <table:table-cell table:formula="of:=TANH([.I64])" office:value-type="float" office:value="0.873681267202013" calcext:value-type="float">
            <text:p>0.8736812672020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9"/>
          <table:table-cell table:formula="of:=[.H65]*[.H60]+[.I65]*[.I60]+[.J65]*[.J60]" office:value-type="float" office:value="1.0747362534404" calcext:value-type="float">
            <text:p>1.0747362534404</text:p>
          </table:table-cell>
          <table:table-cell table:formula="of:=[.H65]*[.H61]+[.I61]*[.I65]+[.J65]*[.J61]" office:value-type="float" office:value="1.59151342838084" calcext:value-type="float">
            <text:p>1.59151342838084</text:p>
          </table:table-cell>
          <table:table-cell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9"/>
          <table:table-cell table:style-name="ce1" table:formula="of:=TANH([.K66])" office:value-type="float" office:value="0.791238948709095" calcext:value-type="float">
            <text:p>0.79123894870909500000</text:p>
          </table:table-cell>
          <table:table-cell table:formula="of:=TANH([.L66])" office:value-type="float" office:value="0.920381055942667" calcext:value-type="float">
            <text:p>0.920381055942667</text:p>
          </table:table-cell>
          <table:table-cell/>
        </table:table-row>
        <table:table-row table:style-name="ro1" table:number-rows-repeated="4">
          <table:table-cell table:number-columns-repeated="13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i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table:formula="of:=[RNN_feedforward_2nd.H86]" office:value-type="float" office:value="0.484260142907965" calcext:value-type="float">
            <text:p>0.484260142907965</text:p>
          </table:table-cell>
          <table:table-cell table:formula="of:=[RNN_feedforward_2nd.H87]" office:value-type="float" office:value="0.515739857092035" calcext:value-type="float">
            <text:p>0.5157398570920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style-name="ce7" table:formula="of:=[.C72]*[.C75]+[.D72]*[.D75]+[.E72]*[.E75]+[.F72]*[.F75]+[.G72]*[.G75]" office:value-type="float" office:value="1.19370405716319" calcext:value-type="float">
            <text:p>1.19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1/(1+EXP(-[.H76]))" office:value-type="float" office:value="0.767402877262238" calcext:value-type="float">
            <text:p>0.76740287726223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8"/>
          <table:table-cell table:formula="of:=[.H77]*[.H72]+[.I77]*[.I72]" office:value-type="float" office:value="0.276740287726224" calcext:value-type="float">
            <text:p>0.2767402877262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8"/>
          <table:table-cell table:formula="of:=1/(1+EXP(-[.J78]))" office:value-type="float" office:value="0.568746881543362" calcext:value-type="float">
            <text:p>0.568746881543362</text:p>
          </table:table-cell>
          <table:table-cell table:style-name="ce1" office:value-type="float" office:value="1" calcext:value-type="float">
            <text:p>1.00000000000000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10"/>
          <table:table-cell table:formula="of:=[.J79]*[.J72]+[.K79]*[.K72]" office:value-type="float" office:value="0.598122817080353" calcext:value-type="float">
            <text:p>0.598122817080353</text:p>
          </table:table-cell>
          <table:table-cell table:formula="of:=[.J79]*[.J73]+[.K73]*[.K79]" office:value-type="float" office:value="1.21187219338903" calcext:value-type="float">
            <text:p>1.21187219338903</text:p>
          </table:table-cell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3"/>
          <table:table-cell table:formula="of:=[RNN_feedforward_2nd.H86]" office:value-type="float" office:value="0.484260142907965" calcext:value-type="float">
            <text:p>0.484260142907965</text:p>
          </table:table-cell>
          <table:table-cell table:formula="of:=[RNN_feedforward_2nd.H87]" office:value-type="float" office:value="0.515739857092035" calcext:value-type="float">
            <text:p>0.515739857092035</text:p>
          </table:table-cell>
          <table:table-cell table:number-columns-repeated="5"/>
          <table:table-cell table:formula="of:=1/(1+EXP(-[.L80]))" office:value-type="float" office:value="0.645226719024225" calcext:value-type="float">
            <text:p>0.645226719024225</text:p>
          </table:table-cell>
          <table:table-cell table:formula="of:=1/(1+EXP(-[.M80]))" office:value-type="float" office:value="0.770630044447479" calcext:value-type="float">
            <text:p>0.770630044447479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c_old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c_new</text:p>
          </table:table-cell>
          <table:table-cell office:value-type="string" calcext:value-type="string">
            <text:p>tanh(c_new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M</text:p>
          </table:table-cell>
          <table:table-cell table:number-columns-repeated="5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" table:formula="of:=[RNN_feedforward_2nd.E86]" office:value-type="float" office:value="0.922661529495863" calcext:value-type="float">
            <text:p>0.92266152949586300000</text:p>
          </table:table-cell>
          <table:table-cell table:formula="of:=1/(1+EXP(-[.J10]))" office:value-type="float" office:value="0.685548030398803" calcext:value-type="float">
            <text:p>0.685548030398803</text:p>
          </table:table-cell>
          <table:table-cell table:formula="of:=1/(1+EXP(-[.K10]))" office:value-type="float" office:value="0.742456268841488" calcext:value-type="float">
            <text:p>0.742456268841488</text:p>
          </table:table-cell>
          <table:table-cell table:style-name="ce1" table:formula="of:=[.C86]*[.B86]+[.C87]*[.C88]" office:value-type="float" office:value="1.27392226398281" calcext:value-type="float">
            <text:p>1.27392226398281000000</text:p>
          </table:table-cell>
          <table:table-cell table:formula="of:=TANH([.E86])" office:value-type="float" office:value="0.85485714917163" calcext:value-type="float">
            <text:p>0.85485714917163</text:p>
          </table:table-cell>
          <table:table-cell table:formula="of:=[.F86]*[.C89]" office:value-type="float" office:value="0.551576673594414" calcext:value-type="float">
            <text:p>0.551576673594414</text:p>
          </table:table-cell>
          <table:table-cell table:formula="of:=[.G86]/[.G91]" office:value-type="float" office:value="0.452728727527279" calcext:value-type="float">
            <text:p>0.452728727527279</text:p>
          </table:table-cell>
          <table:table-cell table:number-columns-repeated="5"/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[RNN_feedforward_2nd.E87]" office:value-type="float" office:value="0.84908014267514" calcext:value-type="float">
            <text:p>0.84908014267514</text:p>
          </table:table-cell>
          <table:table-cell table:formula="of:=1/(1+EXP(-[.K24]))" office:value-type="float" office:value="0.810619182433587" calcext:value-type="float">
            <text:p>0.810619182433587</text:p>
          </table:table-cell>
          <table:table-cell table:formula="of:=1/(1+EXP(-[.L24]))" office:value-type="float" office:value="0.74243654995985" calcext:value-type="float">
            <text:p>0.74243654995985</text:p>
          </table:table-cell>
          <table:table-cell table:formula="of:=[.B87]*[.D86]+[.D87]*[.D88]" office:value-type="float" office:value="1.31372941050046" calcext:value-type="float">
            <text:p>1.31372941050046</text:p>
          </table:table-cell>
          <table:table-cell table:formula="of:=TANH([.E87])" office:value-type="float" office:value="0.86521602199842" calcext:value-type="float">
            <text:p>0.86521602199842</text:p>
          </table:table-cell>
          <table:table-cell table:formula="of:=[.F87]*[.D89]" office:value-type="float" office:value="0.666761461489313" calcext:value-type="float">
            <text:p>0.666761461489313</text:p>
          </table:table-cell>
          <table:table-cell table:formula="of:=[.G87]/[.G91]" office:value-type="float" office:value="0.547271272472721" calcext:value-type="float">
            <text:p>0.547271272472721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TANH([.K66])" office:value-type="float" office:value="0.791238948709095" calcext:value-type="float">
            <text:p>0.791238948709095</text:p>
          </table:table-cell>
          <table:table-cell table:formula="of:=TANH([.L66])" office:value-type="float" office:value="0.920381055942667" calcext:value-type="float">
            <text:p>0.920381055942667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1/(1+EXP(-[.L80]))" office:value-type="float" office:value="0.645226719024225" calcext:value-type="float">
            <text:p>0.645226719024225</text:p>
          </table:table-cell>
          <table:table-cell table:formula="of:=1/(1+EXP(-[.M80]))" office:value-type="float" office:value="0.770630044447479" calcext:value-type="float">
            <text:p>0.770630044447479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table:formula="of:=SUM([.G86:.G87])" office:value-type="float" office:value="1.21833813508373" calcext:value-type="float">
            <text:p>1.21833813508373</text:p>
          </table:table-cell>
          <table:table-cell table:number-columns-repeated="6"/>
        </table:table-row>
        <table:table-row table:style-name="ro1" table:number-rows-repeated="10">
          <table:table-cell table:number-columns-repeated="13"/>
        </table:table-row>
        <table:table-row table:style-name="ro1">
          <table:table-cell/>
          <table:table-cell table:formula="of:=4.3+4.3+3.3" office:value-type="float" office:value="11.9" calcext:value-type="float">
            <text:p>11.9</text:p>
          </table:table-cell>
          <table:table-cell table:style-name="ce9" office:value-type="float" office:value="11.5" calcext:value-type="float">
            <text:p>11.5</text:p>
          </table:table-cell>
          <table:table-cell table:formula="of:=[.B102]/[.C102]" office:value-type="float" office:value="1.03478260869565" calcext:value-type="float">
            <text:p>1.03478260869565</text:p>
          </table:table-cell>
          <table:table-cell table:number-columns-repeated="9"/>
        </table:table-row>
        <table:table-row table:style-name="ro1">
          <table:table-cell/>
          <table:table-cell table:formula="of:=4.3+3.3" office:value-type="float" office:value="7.6" calcext:value-type="float">
            <text:p>7.6</text:p>
          </table:table-cell>
          <table:table-cell office:value-type="float" office:value="9.5" calcext:value-type="float">
            <text:p>9.5</text:p>
          </table:table-cell>
          <table:table-cell table:formula="of:=[.B103]/[.C103]" office:value-type="float" office:value="0.8" calcext:value-type="float">
            <text:p>0.8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20" loext:min-decimal-places="20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17" loext:min-decimal-places="17" number:min-integer-digits="1"/>
    </number:number-style>
    <number:number-style style:name="N125">
      <number:number number:decimal-places="0" loext:min-decimal-places="0" number:min-integer-digits="4"/>
    </number:number-style>
    <number:number-style style:name="N126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2">00/00/0000</text:date>, <text:time style:data-style-name="N2" text:time-value="15:41:20.6292169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11:31:29.332781574</meta:creation-date>
    <meta:generator>LibreOffice/6.0.7.3$Linux_X86_64 LibreOffice_project/00m0$Build-3</meta:generator>
    <dc:date>2019-05-22T16:32:59.781899489</dc:date>
    <meta:editing-duration>P6DT18H1M8S</meta:editing-duration>
    <meta:editing-cycles>55</meta:editing-cycles>
    <meta:document-statistic meta:table-count="7" meta:cell-count="1397" meta:object-count="0"/>
  </office:meta>
</office:document-meta>
</file>